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Arimo1" svg:font-family="Arimo" style:font-family-generic="roman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Open Sans" svg:font-family="'Open Sans'" style:font-family-generic="swiss" style:font-pitch="variable"/>
    <style:font-face style:name="Open Sans Semibold1" svg:font-family="'Open Sans Semibold'" style:font-family-generic="swiss" style:font-pitch="variable"/>
    <style:font-face style:name="Open Sans Semibold" svg:font-family="'Open Sans Semibold'" style:font-adornments="Semibold" style:font-family-generic="swiss" style:font-pitch="variable"/>
    <style:font-face style:name="Tinos1" svg:font-family="Tinos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0.697cm" style:rel-column-width="2595*"/>
    </style:style>
    <style:style style:name="Table1.B" style:family="table-column">
      <style:table-column-properties style:column-width="16.893cm" style:rel-column-width="62940*"/>
    </style:style>
    <style:style style:name="Table1.A1" style:family="table-cell">
      <style:table-cell-properties fo:background-color="#cfe7f5" fo:padding="0.097cm" fo:border="0.05pt solid #0084d1">
        <style:background-image/>
      </style:table-cell-properties>
    </style:style>
    <style:style style:name="Table1.A2" style:family="table-cell">
      <style:table-cell-properties fo:background-color="#cfe7f5" fo:padding="0.097cm" fo:border-left="0.05pt solid #0084d1" fo:border-right="none" fo:border-top="none" fo:border-bottom="0.05pt solid #0084d1">
        <style:background-image/>
      </style:table-cell-properties>
    </style:style>
    <style:style style:name="Table1.B2" style:family="table-cell">
      <style:table-cell-properties fo:background-color="#cfe7f5" fo:padding="0.097cm" fo:border-left="0.05pt solid #0084d1" fo:border-right="0.05pt solid #0084d1" fo:border-top="none" fo:border-bottom="0.05pt solid #0084d1">
        <style:background-image/>
      </style:table-cell-properties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0.794cm" style:rel-column-width="2957*"/>
    </style:style>
    <style:style style:name="Table2.B" style:family="table-column">
      <style:table-column-properties style:column-width="16.796cm" style:rel-column-width="62578*"/>
    </style:style>
    <style:style style:name="Table2.A1" style:family="table-cell">
      <style:table-cell-properties fo:background-color="#cfe7f5" fo:padding="0.097cm" fo:border="0.05pt solid #0084d1">
        <style:background-image/>
      </style:table-cell-properties>
    </style:style>
    <style:style style:name="Table2.A2" style:family="table-cell">
      <style:table-cell-properties fo:background-color="#cfe7f5" fo:padding="0.097cm" fo:border-left="0.05pt solid #0084d1" fo:border-right="none" fo:border-top="none" fo:border-bottom="0.05pt solid #0084d1">
        <style:background-image/>
      </style:table-cell-properties>
    </style:style>
    <style:style style:name="Table2.B2" style:family="table-cell">
      <style:table-cell-properties fo:background-color="#cfe7f5" fo:padding="0.097cm" fo:border-left="0.05pt solid #0084d1" fo:border-right="0.05pt solid #0084d1" fo:border-top="none" fo:border-bottom="0.05pt solid #0084d1">
        <style:background-image/>
      </style:table-cell-properties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0.794cm" style:rel-column-width="2957*"/>
    </style:style>
    <style:style style:name="Table3.B" style:family="table-column">
      <style:table-column-properties style:column-width="16.796cm" style:rel-column-width="62578*"/>
    </style:style>
    <style:style style:name="Table3.A1" style:family="table-cell">
      <style:table-cell-properties fo:background-color="#cfe7f5" fo:padding="0.097cm" fo:border-left="0.05pt solid #0084d1" fo:border-right="none" fo:border-top="0.05pt solid #0084d1" fo:border-bottom="0.05pt solid #0084d1">
        <style:background-image/>
      </style:table-cell-properties>
    </style:style>
    <style:style style:name="Table3.B1" style:family="table-cell">
      <style:table-cell-properties fo:background-color="#cfe7f5" fo:padding="0.097cm" fo:border="0.05pt solid #0084d1">
        <style:background-image/>
      </style:table-cell-properties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17.59cm" style:rel-column-width="65535*"/>
    </style:style>
    <style:style style:name="Table4.A1" style:family="table-cell">
      <style:table-cell-properties fo:background-color="#cfe7f5" fo:padding="0.097cm" fo:border="0.05pt solid #0084d1">
        <style:background-image/>
      </style:table-cell-properties>
    </style:style>
    <style:style style:name="Table5" style:family="table">
      <style:table-properties style:width="17.59cm" table:align="margins" style:shadow="none"/>
    </style:style>
    <style:style style:name="Table5.A" style:family="table-column">
      <style:table-column-properties style:column-width="17.59cm" style:rel-column-width="65535*"/>
    </style:style>
    <style:style style:name="Table5.A1" style:family="table-cell">
      <style:table-cell-properties fo:background-color="#ccffcc" fo:padding="0.097cm" fo:border="0.05pt solid #579d1c">
        <style:background-image/>
      </style:table-cell-properties>
    </style:style>
    <style:style style:name="Table5.A2" style:family="table-cell">
      <style:table-cell-properties fo:background-color="#ccffcc" fo:padding="0.097cm" fo:border-left="0.05pt solid #579d1c" fo:border-right="0.05pt solid #579d1c" fo:border-top="none" fo:border-bottom="0.05pt solid #579d1c">
        <style:background-image/>
      </style:table-cell-properties>
    </style:style>
    <style:style style:name="Table6" style:family="table">
      <style:table-properties style:width="17.59cm" table:align="margins"/>
    </style:style>
    <style:style style:name="Table6.A" style:family="table-column">
      <style:table-column-properties style:column-width="0.794cm" style:rel-column-width="2957*"/>
    </style:style>
    <style:style style:name="Table6.B" style:family="table-column">
      <style:table-column-properties style:column-width="16.796cm" style:rel-column-width="62578*"/>
    </style:style>
    <style:style style:name="Table6.A1" style:family="table-cell">
      <style:table-cell-properties fo:background-color="#cfe7f5" fo:padding="0.097cm" fo:border="0.05pt solid #0084d1">
        <style:background-image/>
      </style:table-cell-properties>
    </style:style>
    <style:style style:name="Table6.A2" style:family="table-cell">
      <style:table-cell-properties fo:background-color="#cfe7f5" fo:padding="0.097cm" fo:border-left="0.05pt solid #0084d1" fo:border-right="none" fo:border-top="none" fo:border-bottom="0.05pt solid #0084d1">
        <style:background-image/>
      </style:table-cell-properties>
    </style:style>
    <style:style style:name="Table6.B2" style:family="table-cell">
      <style:table-cell-properties fo:background-color="#cfe7f5" fo:padding="0.097cm" fo:border-left="0.05pt solid #0084d1" fo:border-right="0.05pt solid #0084d1" fo:border-top="none" fo:border-bottom="0.05pt solid #0084d1">
        <style:background-image/>
      </style:table-cell-properties>
    </style:style>
    <style:style style:name="Table7" style:family="table">
      <style:table-properties style:width="17.59cm" table:align="margins"/>
    </style:style>
    <style:style style:name="Table7.A" style:family="table-column">
      <style:table-column-properties style:column-width="0.794cm" style:rel-column-width="2957*"/>
    </style:style>
    <style:style style:name="Table7.B" style:family="table-column">
      <style:table-column-properties style:column-width="16.796cm" style:rel-column-width="62578*"/>
    </style:style>
    <style:style style:name="Table7.A1" style:family="table-cell">
      <style:table-cell-properties fo:background-color="#cfe7f5" fo:padding="0.097cm" fo:border="0.05pt solid #0084d1">
        <style:background-image/>
      </style:table-cell-properties>
    </style:style>
    <style:style style:name="Table7.A2" style:family="table-cell">
      <style:table-cell-properties fo:background-color="#cfe7f5" fo:padding="0.097cm" fo:border-left="0.05pt solid #0084d1" fo:border-right="none" fo:border-top="none" fo:border-bottom="0.05pt solid #0084d1">
        <style:background-image/>
      </style:table-cell-properties>
    </style:style>
    <style:style style:name="Table7.B2" style:family="table-cell">
      <style:table-cell-properties fo:background-color="#cfe7f5" fo:padding="0.097cm" fo:border-left="0.05pt solid #0084d1" fo:border-right="0.05pt solid #0084d1" fo:border-top="none" fo:border-bottom="0.05pt solid #0084d1">
        <style:background-image/>
      </style:table-cell-properties>
    </style:style>
    <style:style style:name="Table8" style:family="table">
      <style:table-properties style:width="17.59cm" table:align="margins" style:shadow="none"/>
    </style:style>
    <style:style style:name="Table8.A" style:family="table-column">
      <style:table-column-properties style:column-width="17.59cm" style:rel-column-width="65535*"/>
    </style:style>
    <style:style style:name="Table8.A1" style:family="table-cell">
      <style:table-cell-properties fo:background-color="#ccffcc" fo:padding="0.097cm" fo:border="0.05pt solid #579d1c">
        <style:background-image/>
      </style:table-cell-properties>
    </style:style>
    <style:style style:name="Table8.A2" style:family="table-cell">
      <style:table-cell-properties fo:background-color="#ccffcc" fo:padding="0.097cm" fo:border-left="0.05pt solid #579d1c" fo:border-right="0.05pt solid #579d1c" fo:border-top="none" fo:border-bottom="0.05pt solid #579d1c">
        <style:background-image/>
      </style:table-cell-properties>
    </style:style>
    <style:style style:name="P1" style:family="paragraph" style:parent-style-name="Header">
      <style:text-properties style:font-name="Open Sans" officeooo:rsid="0004ffd3" officeooo:paragraph-rsid="0004ffd3"/>
    </style:style>
    <style:style style:name="P2" style:family="paragraph" style:parent-style-name="Footer">
      <style:text-properties fo:color="#808080" style:font-name="Open Sans" fo:font-size="10pt" officeooo:rsid="0004ffd3" officeooo:paragraph-rsid="0004ffd3" style:font-size-asian="10pt" style:font-size-complex="10pt"/>
    </style:style>
    <style:style style:name="P3" style:family="paragraph" style:parent-style-name="Standard">
      <style:text-properties style:font-name="Open Sans" officeooo:rsid="0004ffd3" officeooo:paragraph-rsid="0004ffd3"/>
    </style:style>
    <style:style style:name="P4" style:family="paragraph" style:parent-style-name="Standard">
      <style:text-properties style:font-name="Open Sans" officeooo:rsid="000670ff" officeooo:paragraph-rsid="000670ff"/>
    </style:style>
    <style:style style:name="P5" style:family="paragraph" style:parent-style-name="Standard">
      <style:text-properties style:font-name="Open Sans" officeooo:rsid="000a4bee" officeooo:paragraph-rsid="000a4bee"/>
    </style:style>
    <style:style style:name="P6" style:family="paragraph" style:parent-style-name="Standard">
      <style:text-properties style:font-name="Open Sans" officeooo:rsid="000d7007" officeooo:paragraph-rsid="000d7007"/>
    </style:style>
    <style:style style:name="P7" style:family="paragraph" style:parent-style-name="Standard">
      <style:text-properties style:font-name="Open Sans" officeooo:rsid="000f21b7" officeooo:paragraph-rsid="000f21b7"/>
    </style:style>
    <style:style style:name="P8" style:family="paragraph" style:parent-style-name="Standard">
      <style:text-properties style:font-name="Open Sans" officeooo:rsid="00111fae" officeooo:paragraph-rsid="00195644"/>
    </style:style>
    <style:style style:name="P9" style:family="paragraph" style:parent-style-name="Standard">
      <style:text-properties style:font-name="Open Sans" officeooo:rsid="0013c054" officeooo:paragraph-rsid="0013c054"/>
    </style:style>
    <style:style style:name="P10" style:family="paragraph" style:parent-style-name="Standard">
      <style:text-properties style:font-name="Open Sans" officeooo:rsid="00195644" officeooo:paragraph-rsid="00195644"/>
    </style:style>
    <style:style style:name="P11" style:family="paragraph" style:parent-style-name="Standard">
      <style:text-properties style:font-name="Open Sans" officeooo:rsid="001a8437" officeooo:paragraph-rsid="001a8437"/>
    </style:style>
    <style:style style:name="P12" style:family="paragraph" style:parent-style-name="Standard">
      <style:text-properties style:font-name="Open Sans" officeooo:rsid="001cea26" officeooo:paragraph-rsid="001cea26"/>
    </style:style>
    <style:style style:name="P13" style:family="paragraph" style:parent-style-name="Standard">
      <style:text-properties style:font-name="Open Sans" officeooo:rsid="00247faa" officeooo:paragraph-rsid="00247faa"/>
    </style:style>
    <style:style style:name="P14" style:family="paragraph" style:parent-style-name="Standard">
      <style:text-properties style:font-name="Open Sans" officeooo:rsid="0026e4b3" officeooo:paragraph-rsid="0026e4b3"/>
    </style:style>
    <style:style style:name="P15" style:family="paragraph" style:parent-style-name="Standard">
      <style:text-properties style:font-name="Open Sans Semibold" officeooo:rsid="0004ffd3" officeooo:paragraph-rsid="0004ffd3"/>
    </style:style>
    <style:style style:name="P16" style:family="paragraph" style:parent-style-name="Standard">
      <style:text-properties style:font-name="Open Sans Semibold" officeooo:rsid="0023559f" officeooo:paragraph-rsid="0023559f"/>
    </style:style>
    <style:style style:name="P17" style:family="paragraph" style:parent-style-name="Standard">
      <style:text-properties style:font-name="Open Sans Semibold" officeooo:rsid="00247faa" officeooo:paragraph-rsid="00247faa"/>
    </style:style>
    <style:style style:name="P18" style:family="paragraph" style:parent-style-name="Standard">
      <style:text-properties style:font-name="Open Sans Semibold" officeooo:rsid="00251d57" officeooo:paragraph-rsid="00251d57"/>
    </style:style>
    <style:style style:name="P19" style:family="paragraph" style:parent-style-name="Standard">
      <style:paragraph-properties fo:break-before="page"/>
      <style:text-properties style:font-name="Open Sans Semibold" officeooo:rsid="0023559f" officeooo:paragraph-rsid="0023559f"/>
    </style:style>
    <style:style style:name="P20" style:family="paragraph" style:parent-style-name="Table_20_Contents">
      <style:text-properties style:font-name="DejaVu Sans Mono" fo:font-size="10pt" officeooo:rsid="0007e044" officeooo:paragraph-rsid="000f21b7" style:font-size-asian="10pt" style:font-size-complex="10pt"/>
    </style:style>
    <style:style style:name="P21" style:family="paragraph" style:parent-style-name="Table_20_Contents">
      <style:text-properties style:font-name="DejaVu Sans Mono" fo:font-size="10pt" officeooo:rsid="0007e044" officeooo:paragraph-rsid="00195644" style:font-size-asian="10pt" style:font-size-complex="10pt"/>
    </style:style>
    <style:style style:name="P22" style:family="paragraph" style:parent-style-name="Table_20_Contents">
      <style:text-properties style:font-name="DejaVu Sans Mono" fo:font-size="10pt" officeooo:rsid="001112ac" officeooo:paragraph-rsid="00195644" style:font-size-asian="10pt" style:font-size-complex="10pt"/>
    </style:style>
    <style:style style:name="P23" style:family="paragraph" style:parent-style-name="Table_20_Contents">
      <style:text-properties style:font-name="DejaVu Sans Mono" fo:font-size="10pt" fo:font-weight="bold" officeooo:rsid="0007e044" officeooo:paragraph-rsid="0007e044" style:font-size-asian="10pt" style:font-weight-asian="bold" style:font-size-complex="10pt" style:font-weight-complex="bold"/>
    </style:style>
    <style:style style:name="P24" style:family="paragraph" style:parent-style-name="Table_20_Contents">
      <style:text-properties style:font-name="DejaVu Sans Mono" fo:font-size="10pt" fo:font-weight="bold" officeooo:rsid="000f21b7" officeooo:paragraph-rsid="00195644" style:font-size-asian="10pt" style:font-weight-asian="bold" style:font-size-complex="10pt" style:font-weight-complex="bold"/>
    </style:style>
    <style:style style:name="P25" style:family="paragraph" style:parent-style-name="Table_20_Contents">
      <style:text-properties style:font-name="DejaVu Sans Mono" fo:font-size="10pt" fo:font-weight="bold" officeooo:rsid="000f21b7" officeooo:paragraph-rsid="001a8437" style:font-size-asian="10pt" style:font-weight-asian="bold" style:font-size-complex="10pt" style:font-weight-complex="bold"/>
    </style:style>
    <style:style style:name="P26" style:family="paragraph" style:parent-style-name="Table_20_Contents">
      <style:text-properties style:font-name="DejaVu Sans Mono" fo:font-size="10pt" fo:font-weight="bold" officeooo:rsid="001112ac" officeooo:paragraph-rsid="00195644" style:font-size-asian="10pt" style:font-weight-asian="bold" style:font-size-complex="10pt" style:font-weight-complex="bold"/>
    </style:style>
    <style:style style:name="P27" style:family="paragraph" style:parent-style-name="Table_20_Contents">
      <style:text-properties style:font-name="DejaVu Sans Mono" fo:font-size="10pt" fo:font-weight="bold" officeooo:rsid="00171d1d" officeooo:paragraph-rsid="00171d1d" style:font-size-asian="10pt" style:font-weight-asian="bold" style:font-size-complex="10pt" style:font-weight-complex="bold"/>
    </style:style>
    <style:style style:name="P28" style:family="paragraph" style:parent-style-name="Table_20_Contents">
      <style:text-properties fo:color="#0084d1" style:font-name="DejaVu Sans Mono" fo:font-size="10pt" officeooo:rsid="0007e044" officeooo:paragraph-rsid="0007e044" style:font-size-asian="10pt" style:font-size-complex="10pt"/>
    </style:style>
    <style:style style:name="P29" style:family="paragraph" style:parent-style-name="Table_20_Contents">
      <style:text-properties fo:color="#0084d1" style:font-name="DejaVu Sans Mono" fo:font-size="10pt" officeooo:rsid="001112ac" officeooo:paragraph-rsid="00171d1d" style:font-size-asian="10pt" style:font-size-complex="10pt"/>
    </style:style>
    <style:style style:name="P30" style:family="paragraph" style:parent-style-name="Table_20_Contents">
      <style:text-properties fo:color="#0084d1" style:font-name="DejaVu Sans Mono" fo:font-size="10pt" officeooo:rsid="001112ac" officeooo:paragraph-rsid="00195644" style:font-size-asian="10pt" style:font-size-complex="10pt"/>
    </style:style>
    <style:style style:name="P31" style:family="paragraph" style:parent-style-name="Table_20_Contents">
      <style:text-properties fo:color="#0084d1" style:font-name="DejaVu Sans Mono" fo:font-size="10pt" officeooo:rsid="0018bafb" officeooo:paragraph-rsid="0018bafb" style:font-size-asian="10pt" style:font-size-complex="10pt"/>
    </style:style>
    <style:style style:name="P32" style:family="paragraph" style:parent-style-name="Table_20_Contents">
      <style:text-properties style:font-name="DejaVu Sans Mono" fo:font-size="10pt" fo:font-weight="bold" officeooo:rsid="000f21b7" officeooo:paragraph-rsid="002fd69b" style:font-size-asian="10pt" style:font-weight-asian="bold" style:font-size-complex="10pt" style:font-weight-complex="bold"/>
    </style:style>
    <style:style style:name="P33" style:family="paragraph" style:parent-style-name="Table_20_Contents">
      <style:text-properties style:font-name="DejaVu Sans Mono" fo:font-size="10pt" fo:font-weight="bold" officeooo:rsid="000f21b7" officeooo:paragraph-rsid="0047ad3f" style:font-size-asian="10pt" style:font-weight-asian="bold" style:font-size-complex="10pt" style:font-weight-complex="bold"/>
    </style:style>
    <style:style style:name="P34" style:family="paragraph" style:parent-style-name="Table_20_Contents">
      <style:text-properties style:font-name="DejaVu Sans Mono" fo:font-size="10pt" officeooo:rsid="00315c59" officeooo:paragraph-rsid="00315c59" style:font-size-asian="10pt" style:font-size-complex="10pt"/>
    </style:style>
    <style:style style:name="P35" style:family="paragraph" style:parent-style-name="Table_20_Contents">
      <style:text-properties style:font-name="DejaVu Sans Mono" fo:font-size="10pt" officeooo:rsid="00315c59" officeooo:paragraph-rsid="0047ad3f" style:font-size-asian="10pt" style:font-size-complex="10pt"/>
    </style:style>
    <style:style style:name="P36" style:family="paragraph" style:parent-style-name="Table_20_Contents">
      <style:text-properties style:font-name="DejaVu Sans Mono" fo:font-size="10pt" fo:font-weight="normal" officeooo:rsid="00315c59" officeooo:paragraph-rsid="00315c59" style:font-size-asian="10pt" style:font-weight-asian="normal" style:font-size-complex="10pt" style:font-weight-complex="normal"/>
    </style:style>
    <style:style style:name="P37" style:family="paragraph" style:parent-style-name="Table_20_Contents">
      <style:text-properties style:font-name="DejaVu Sans Mono" fo:font-size="10pt" fo:font-weight="normal" officeooo:rsid="00315c59" officeooo:paragraph-rsid="0047ad3f" style:font-size-asian="10pt" style:font-weight-asian="normal" style:font-size-complex="10pt" style:font-weight-complex="normal"/>
    </style:style>
    <style:style style:name="P38" style:family="paragraph" style:parent-style-name="Table_20_Contents">
      <style:text-properties fo:color="#0084d1" style:font-name="DejaVu Sans Mono" fo:font-size="10pt" officeooo:rsid="001112ac" officeooo:paragraph-rsid="002fd69b" style:font-size-asian="10pt" style:font-size-complex="10pt"/>
    </style:style>
    <style:style style:name="P39" style:family="paragraph" style:parent-style-name="Table_20_Contents">
      <style:text-properties fo:color="#0084d1" style:font-name="DejaVu Sans Mono" fo:font-size="10pt" officeooo:rsid="001112ac" officeooo:paragraph-rsid="0047ad3f" style:font-size-asian="10pt" style:font-size-complex="10pt"/>
    </style:style>
    <style:style style:name="P40" style:family="paragraph" style:parent-style-name="Table_20_Contents">
      <style:text-properties fo:color="#0084d1" style:font-name="DejaVu Sans Mono" fo:font-size="10pt" officeooo:rsid="003744ca" officeooo:paragraph-rsid="003744ca" style:font-size-asian="10pt" style:font-size-complex="10pt"/>
    </style:style>
    <style:style style:name="P41" style:family="paragraph" style:parent-style-name="Table_20_Contents">
      <style:text-properties fo:color="#0084d1" style:font-name="DejaVu Sans Mono" fo:font-size="10pt" officeooo:rsid="003744ca" officeooo:paragraph-rsid="0047ad3f" style:font-size-asian="10pt" style:font-size-complex="10pt"/>
    </style:style>
    <style:style style:name="P42" style:family="paragraph" style:parent-style-name="Table_20_Contents">
      <style:text-properties fo:color="#0084d1" style:font-name="DejaVu Sans Mono" fo:font-size="10pt" officeooo:rsid="004c5124" officeooo:paragraph-rsid="004c5124" style:font-size-asian="10pt" style:font-size-complex="10pt"/>
    </style:style>
    <style:style style:name="P43" style:family="paragraph" style:parent-style-name="Table_20_Contents">
      <style:text-properties style:font-name="Open Sans Semibold1" fo:font-size="10pt" fo:font-weight="normal" officeooo:rsid="002fd69b" officeooo:paragraph-rsid="002fd69b" style:font-size-asian="10pt" style:font-weight-asian="normal" style:font-size-complex="10pt" style:font-weight-complex="normal"/>
    </style:style>
    <style:style style:name="P44" style:family="paragraph" style:parent-style-name="Table_20_Contents">
      <style:text-properties style:font-name="Open Sans Semibold1" fo:font-size="10pt" fo:font-weight="normal" officeooo:rsid="002fd69b" officeooo:paragraph-rsid="004d5aa0" style:font-size-asian="10pt" style:font-weight-asian="normal" style:font-size-complex="10pt" style:font-weight-complex="normal"/>
    </style:style>
    <style:style style:name="P45" style:family="paragraph" style:parent-style-name="Table_20_Contents">
      <style:text-properties style:use-window-font-color="true" style:font-name="DejaVu Sans Mono" fo:font-size="10pt" officeooo:rsid="002fd69b" officeooo:paragraph-rsid="002fd69b" style:font-size-asian="10pt" style:font-size-complex="10pt"/>
    </style:style>
    <style:style style:name="P46" style:family="paragraph" style:parent-style-name="Table_20_Contents">
      <style:text-properties style:use-window-font-color="true" style:font-name="DejaVu Sans Mono" fo:font-size="10pt" officeooo:rsid="002fd69b" officeooo:paragraph-rsid="004aad92" style:font-size-asian="10pt" style:font-size-complex="10pt"/>
    </style:style>
    <style:style style:name="P47" style:family="paragraph" style:parent-style-name="Table_20_Contents">
      <style:text-properties style:use-window-font-color="true" style:font-name="DejaVu Sans Mono" fo:font-size="10pt" officeooo:rsid="002fd69b" officeooo:paragraph-rsid="004d5aa0" style:font-size-asian="10pt" style:font-size-complex="10pt"/>
    </style:style>
    <style:style style:name="P48" style:family="paragraph" style:parent-style-name="Table_20_Contents">
      <style:text-properties style:use-window-font-color="true" style:font-name="Open Sans" fo:font-size="10pt" officeooo:rsid="002fd69b" officeooo:paragraph-rsid="002fd69b" style:font-size-asian="10pt" style:font-size-complex="10pt"/>
    </style:style>
    <style:style style:name="P49" style:family="paragraph" style:parent-style-name="Table_20_Contents">
      <style:text-properties style:use-window-font-color="true" style:font-name="Open Sans" fo:font-size="10pt" officeooo:rsid="002fd69b" officeooo:paragraph-rsid="0040806f" style:font-size-asian="10pt" style:font-size-complex="10pt"/>
    </style:style>
    <style:style style:name="P50" style:family="paragraph" style:parent-style-name="Table_20_Contents">
      <style:text-properties style:use-window-font-color="true" style:font-name="Open Sans" fo:font-size="10pt" officeooo:rsid="002fd69b" officeooo:paragraph-rsid="004aad92" style:font-size-asian="10pt" style:font-size-complex="10pt"/>
    </style:style>
    <style:style style:name="P51" style:family="paragraph" style:parent-style-name="Table_20_Contents">
      <style:text-properties style:use-window-font-color="true" style:font-name="Open Sans" fo:font-size="10pt" officeooo:rsid="002fd69b" officeooo:paragraph-rsid="004d5aa0" style:font-size-asian="10pt" style:font-size-complex="10pt"/>
    </style:style>
    <style:style style:name="P52" style:family="paragraph" style:parent-style-name="Table_20_Contents">
      <style:text-properties style:use-window-font-color="true" style:font-name="Open Sans" fo:font-size="10pt" officeooo:rsid="003dd3ee" officeooo:paragraph-rsid="003dd3ee" style:font-size-asian="10pt" style:font-size-complex="10pt"/>
    </style:style>
    <style:style style:name="P53" style:family="paragraph" style:parent-style-name="Table_20_Contents">
      <style:text-properties style:use-window-font-color="true" style:font-name="Open Sans" fo:font-size="10pt" officeooo:rsid="003dd3ee" officeooo:paragraph-rsid="004aad92" style:font-size-asian="10pt" style:font-size-complex="10pt"/>
    </style:style>
    <style:style style:name="P54" style:family="paragraph" style:parent-style-name="Table_20_Contents">
      <style:text-properties style:use-window-font-color="true" style:font-name="Open Sans" fo:font-size="10pt" officeooo:rsid="003dd3ee" officeooo:paragraph-rsid="004d5aa0" style:font-size-asian="10pt" style:font-size-complex="10pt"/>
    </style:style>
    <style:style style:name="P55" style:family="paragraph" style:parent-style-name="Table_20_Contents" style:list-style-name="L78">
      <style:text-properties style:use-window-font-color="true" style:font-name="Open Sans" fo:font-size="10pt" officeooo:rsid="00425915" officeooo:paragraph-rsid="00425915" style:font-size-asian="10pt" style:font-size-complex="10pt"/>
    </style:style>
    <style:style style:name="P56" style:family="paragraph" style:parent-style-name="Table_20_Contents" style:list-style-name="L78">
      <style:text-properties style:use-window-font-color="true" style:font-name="Open Sans" fo:font-size="10pt" officeooo:rsid="00425915" officeooo:paragraph-rsid="004aad92" style:font-size-asian="10pt" style:font-size-complex="10pt"/>
    </style:style>
    <style:style style:name="P57" style:family="paragraph" style:parent-style-name="Table_20_Contents" style:list-style-name="L78">
      <style:text-properties style:use-window-font-color="true" style:font-name="Open Sans" fo:font-size="10pt" officeooo:rsid="00425915" officeooo:paragraph-rsid="004d5aa0" style:font-size-asian="10pt" style:font-size-complex="10pt"/>
    </style:style>
    <style:style style:name="P58" style:family="paragraph" style:parent-style-name="Table_20_Contents">
      <style:text-properties style:use-window-font-color="true" style:font-name="Open Sans" fo:font-size="10pt" fo:font-weight="normal" officeooo:rsid="003dd3ee" officeooo:paragraph-rsid="003dd3ee" style:font-size-asian="10pt" style:font-weight-asian="normal" style:font-size-complex="10pt" style:font-weight-complex="normal"/>
    </style:style>
    <style:style style:name="P59" style:family="paragraph" style:parent-style-name="Table_20_Contents">
      <style:text-properties style:use-window-font-color="true" style:font-name="Open Sans" fo:font-size="10pt" fo:font-weight="normal" officeooo:rsid="003dd3ee" officeooo:paragraph-rsid="004aad92" style:font-size-asian="10pt" style:font-weight-asian="normal" style:font-size-complex="10pt" style:font-weight-complex="normal"/>
    </style:style>
    <style:style style:name="P60" style:family="paragraph" style:parent-style-name="Table_20_Contents">
      <style:text-properties style:use-window-font-color="true" style:font-name="Open Sans" fo:font-size="10pt" fo:font-weight="normal" officeooo:rsid="003dd3ee" officeooo:paragraph-rsid="004d5aa0" style:font-size-asian="10pt" style:font-weight-asian="normal" style:font-size-complex="10pt" style:font-weight-complex="normal"/>
    </style:style>
    <style:style style:name="P61" style:family="paragraph" style:parent-style-name="Table_20_Contents">
      <style:text-properties style:use-window-font-color="true" style:font-name="Open Sans Semibold" fo:font-size="10pt" fo:font-weight="normal" officeooo:rsid="0039f0b6" officeooo:paragraph-rsid="0039f0b6" style:font-size-asian="10pt" style:font-weight-asian="normal" style:font-size-complex="10pt" style:font-weight-complex="normal"/>
    </style:style>
    <style:style style:name="P62" style:family="paragraph" style:parent-style-name="Table_20_Contents">
      <style:text-properties style:use-window-font-color="true" style:font-name="Open Sans Semibold" fo:font-size="10pt" fo:font-weight="normal" officeooo:rsid="0039f0b6" officeooo:paragraph-rsid="004aad92" style:font-size-asian="10pt" style:font-weight-asian="normal" style:font-size-complex="10pt" style:font-weight-complex="normal"/>
    </style:style>
    <style:style style:name="P63" style:family="paragraph" style:parent-style-name="Table_20_Contents">
      <style:text-properties style:use-window-font-color="true" style:font-name="Open Sans Semibold" fo:font-size="10pt" fo:font-weight="normal" officeooo:rsid="0039f0b6" officeooo:paragraph-rsid="004d5aa0" style:font-size-asian="10pt" style:font-weight-asian="normal" style:font-size-complex="10pt" style:font-weight-complex="normal"/>
    </style:style>
    <style:style style:name="P64" style:family="paragraph" style:parent-style-name="Table_20_Contents">
      <style:text-properties style:use-window-font-color="true" style:font-name="Open Sans Semibold" fo:font-size="10pt" fo:font-weight="normal" officeooo:rsid="003b0623" officeooo:paragraph-rsid="003b0623" style:font-size-asian="10pt" style:font-weight-asian="normal" style:font-size-complex="10pt" style:font-weight-complex="normal"/>
    </style:style>
    <style:style style:name="P65" style:family="paragraph" style:parent-style-name="Table_20_Contents">
      <style:text-properties style:use-window-font-color="true" style:font-name="Open Sans Semibold" fo:font-size="10pt" fo:font-weight="normal" officeooo:rsid="003b0623" officeooo:paragraph-rsid="004aad92" style:font-size-asian="10pt" style:font-weight-asian="normal" style:font-size-complex="10pt" style:font-weight-complex="normal"/>
    </style:style>
    <style:style style:name="P66" style:family="paragraph" style:parent-style-name="Table_20_Contents">
      <style:text-properties style:use-window-font-color="true" style:font-name="Open Sans Semibold" fo:font-size="10pt" fo:font-weight="normal" officeooo:rsid="003b0623" officeooo:paragraph-rsid="004d5aa0" style:font-size-asian="10pt" style:font-weight-asian="normal" style:font-size-complex="10pt" style:font-weight-complex="normal"/>
    </style:style>
    <style:style style:name="P67" style:family="paragraph" style:parent-style-name="Table_20_Contents">
      <style:text-properties style:use-window-font-color="true" style:font-name="Open Sans Semibold" fo:font-size="10pt" fo:font-weight="normal" officeooo:rsid="003dd3ee" officeooo:paragraph-rsid="003dd3ee" style:font-size-asian="10pt" style:font-weight-asian="normal" style:font-size-complex="10pt" style:font-weight-complex="normal"/>
    </style:style>
    <style:style style:name="P68" style:family="paragraph" style:parent-style-name="Table_20_Contents">
      <style:text-properties style:use-window-font-color="true" style:font-name="Open Sans Semibold" fo:font-size="10pt" fo:font-weight="normal" officeooo:rsid="003dd3ee" officeooo:paragraph-rsid="004aad92" style:font-size-asian="10pt" style:font-weight-asian="normal" style:font-size-complex="10pt" style:font-weight-complex="normal"/>
    </style:style>
    <style:style style:name="P69" style:family="paragraph" style:parent-style-name="Table_20_Contents">
      <style:text-properties style:use-window-font-color="true" style:font-name="Open Sans Semibold" fo:font-size="10pt" fo:font-weight="normal" officeooo:rsid="003dd3ee" officeooo:paragraph-rsid="004d5aa0" style:font-size-asian="10pt" style:font-weight-asian="normal" style:font-size-complex="10pt" style:font-weight-complex="normal"/>
    </style:style>
    <style:style style:name="P70" style:family="paragraph" style:parent-style-name="Table_20_Contents">
      <style:text-properties style:use-window-font-color="true" style:font-name="Open Sans Semibold" fo:font-size="10pt" officeooo:rsid="003dd3ee" officeooo:paragraph-rsid="003dd3ee" style:font-size-asian="10pt" style:font-size-complex="10pt"/>
    </style:style>
    <style:style style:name="P71" style:family="paragraph" style:parent-style-name="Table_20_Contents">
      <style:text-properties style:use-window-font-color="true" style:font-name="Open Sans Semibold" fo:font-size="10pt" officeooo:rsid="003dd3ee" officeooo:paragraph-rsid="004aad92" style:font-size-asian="10pt" style:font-size-complex="10pt"/>
    </style:style>
    <style:style style:name="P72" style:family="paragraph" style:parent-style-name="Table_20_Contents">
      <style:text-properties style:use-window-font-color="true" style:font-name="Open Sans Semibold" fo:font-size="10pt" officeooo:rsid="003dd3ee" officeooo:paragraph-rsid="004d5aa0" style:font-size-asian="10pt" style:font-size-complex="10pt"/>
    </style:style>
    <style:style style:name="P73" style:family="paragraph" style:parent-style-name="Table_20_Contents">
      <style:text-properties style:use-window-font-color="true" style:font-name="Open Sans Semibold" fo:font-size="10pt" officeooo:rsid="0040806f" officeooo:paragraph-rsid="0040806f" style:font-size-asian="10pt" style:font-size-complex="10pt"/>
    </style:style>
    <style:style style:name="P74" style:family="paragraph" style:parent-style-name="Table_20_Contents">
      <style:text-properties style:use-window-font-color="true" style:font-name="Open Sans Semibold" fo:font-size="10pt" officeooo:rsid="0040806f" officeooo:paragraph-rsid="004aad92" style:font-size-asian="10pt" style:font-size-complex="10pt"/>
    </style:style>
    <style:style style:name="P75" style:family="paragraph" style:parent-style-name="Table_20_Contents">
      <style:text-properties style:use-window-font-color="true" style:font-name="Open Sans Semibold" fo:font-size="10pt" officeooo:rsid="0040806f" officeooo:paragraph-rsid="004d5aa0" style:font-size-asian="10pt" style:font-size-complex="10pt"/>
    </style:style>
    <style:style style:name="P76" style:family="paragraph" style:parent-style-name="Table_20_Contents">
      <style:text-properties style:use-window-font-color="true" style:font-name="Open Sans Semibold" fo:font-size="10pt" officeooo:rsid="00384198" officeooo:paragraph-rsid="00384198" style:font-size-asian="10pt" style:font-size-complex="10pt"/>
    </style:style>
    <style:style style:name="P77" style:family="paragraph" style:parent-style-name="Table_20_Contents">
      <style:text-properties style:use-window-font-color="true" style:font-name="Open Sans Semibold" fo:font-size="10pt" officeooo:rsid="00384198" officeooo:paragraph-rsid="004aad92" style:font-size-asian="10pt" style:font-size-complex="10pt"/>
    </style:style>
    <style:style style:name="P78" style:family="paragraph" style:parent-style-name="Table_20_Contents">
      <style:text-properties style:use-window-font-color="true" style:font-name="Open Sans Semibold" fo:font-size="10pt" officeooo:rsid="00384198" officeooo:paragraph-rsid="004d5aa0" style:font-size-asian="10pt" style:font-size-complex="10pt"/>
    </style:style>
    <style:style style:name="P79" style:family="paragraph" style:parent-style-name="Table_20_Contents">
      <style:text-properties style:use-window-font-color="true" style:font-name="Open Sans Semibold" fo:font-size="10pt" officeooo:rsid="0039f0b6" officeooo:paragraph-rsid="004d5aa0" style:font-size-asian="10pt" style:font-size-complex="10pt"/>
    </style:style>
    <style:style style:name="P80" style:family="paragraph" style:parent-style-name="Standard">
      <style:text-properties style:font-name="Open Sans" style:text-underline-style="none" officeooo:rsid="00065469" officeooo:paragraph-rsid="0004ffd3"/>
    </style:style>
    <style:style style:name="P81" style:family="paragraph" style:parent-style-name="Standard">
      <style:text-properties style:font-name="Open Sans" style:text-underline-style="none" officeooo:rsid="000670ff" officeooo:paragraph-rsid="000670ff"/>
    </style:style>
    <style:style style:name="P82" style:family="paragraph" style:parent-style-name="Standard">
      <style:text-properties style:font-name="Open Sans" style:text-underline-style="none" officeooo:rsid="000670ff" officeooo:paragraph-rsid="00195644"/>
    </style:style>
    <style:style style:name="P83" style:family="paragraph" style:parent-style-name="Standard">
      <style:text-properties style:font-name="Open Sans" style:text-underline-style="none" officeooo:rsid="000670ff" officeooo:paragraph-rsid="00171d1d"/>
    </style:style>
    <style:style style:name="P84" style:family="paragraph" style:parent-style-name="Standard">
      <style:text-properties style:font-name="Open Sans" style:text-underline-style="none" officeooo:rsid="000670ff" officeooo:paragraph-rsid="001a8437"/>
    </style:style>
    <style:style style:name="P85" style:family="paragraph" style:parent-style-name="Standard">
      <style:text-properties style:font-name="Open Sans" style:text-underline-style="none" officeooo:rsid="000c1f51" officeooo:paragraph-rsid="000a4bee"/>
    </style:style>
    <style:style style:name="P86" style:family="paragraph" style:parent-style-name="Standard">
      <style:text-properties style:font-name="Open Sans" style:text-underline-style="none" officeooo:rsid="000c1f51" officeooo:paragraph-rsid="000c1f51"/>
    </style:style>
    <style:style style:name="P87" style:family="paragraph" style:parent-style-name="Standard">
      <style:text-properties style:font-name="Open Sans" style:text-underline-style="none" officeooo:rsid="000d7007" officeooo:paragraph-rsid="000d7007"/>
    </style:style>
    <style:style style:name="P88" style:family="paragraph" style:parent-style-name="Standard" style:list-style-name="L76">
      <style:text-properties style:font-name="Open Sans" style:text-underline-style="none" officeooo:rsid="00126119" officeooo:paragraph-rsid="00126119"/>
    </style:style>
    <style:style style:name="P89" style:family="paragraph" style:parent-style-name="Standard">
      <style:text-properties style:font-name="Open Sans" style:text-underline-style="none" officeooo:rsid="000f21b7" officeooo:paragraph-rsid="000f21b7"/>
    </style:style>
    <style:style style:name="P90" style:family="paragraph" style:parent-style-name="Standard">
      <style:text-properties style:font-name="Open Sans" style:text-underline-style="none" officeooo:rsid="00164eef" officeooo:paragraph-rsid="00164eef"/>
    </style:style>
    <style:style style:name="P91" style:family="paragraph" style:parent-style-name="Standard">
      <style:text-properties style:font-name="Open Sans" style:text-underline-style="none" officeooo:rsid="0018bafb" officeooo:paragraph-rsid="0018bafb"/>
    </style:style>
    <style:style style:name="P92" style:family="paragraph" style:parent-style-name="Standard">
      <style:text-properties style:font-name="Open Sans" style:text-underline-style="none" officeooo:rsid="001a8437" officeooo:paragraph-rsid="001a8437"/>
    </style:style>
    <style:style style:name="P93" style:family="paragraph" style:parent-style-name="Standard">
      <style:text-properties style:font-name="Open Sans" style:text-underline-style="none" officeooo:rsid="001bf37b" officeooo:paragraph-rsid="001a8437"/>
    </style:style>
    <style:style style:name="P94" style:family="paragraph" style:parent-style-name="Standard" style:list-style-name="L76">
      <style:text-properties style:font-name="Open Sans" officeooo:rsid="00126119" officeooo:paragraph-rsid="00126119"/>
    </style:style>
    <style:style style:name="P95" style:family="paragraph" style:parent-style-name="Standard" style:list-style-name="L76">
      <style:text-properties style:font-name="Open Sans" officeooo:rsid="0013286b" officeooo:paragraph-rsid="0013286b"/>
    </style:style>
    <style:style style:name="P96" style:family="paragraph" style:parent-style-name="Standard">
      <style:text-properties style:font-name="Open Sans" fo:font-style="normal" style:text-underline-style="none" officeooo:rsid="0013286b" officeooo:paragraph-rsid="0013286b" style:font-style-asian="normal" style:font-style-complex="normal"/>
    </style:style>
    <style:style style:name="P97" style:family="paragraph" style:parent-style-name="Standard">
      <style:text-properties style:font-name="Open Sans" officeooo:rsid="00247faa" officeooo:paragraph-rsid="00247faa"/>
    </style:style>
    <style:style style:name="P98" style:family="paragraph" style:parent-style-name="Standard">
      <style:text-properties style:font-name="Open Sans" officeooo:rsid="0027cc6f" officeooo:paragraph-rsid="00251d57"/>
    </style:style>
    <style:style style:name="P99" style:family="paragraph" style:parent-style-name="Standard" style:list-style-name="L77">
      <style:text-properties style:font-name="Open Sans" officeooo:rsid="00289468" officeooo:paragraph-rsid="00289468"/>
    </style:style>
    <style:style style:name="P100" style:family="paragraph" style:parent-style-name="Standard">
      <style:text-properties style:font-name="Open Sans" officeooo:rsid="002a9f76" officeooo:paragraph-rsid="00251d57"/>
    </style:style>
    <style:style style:name="P101" style:family="paragraph" style:parent-style-name="Standard">
      <style:text-properties style:font-name="Open Sans" officeooo:rsid="002b7fcb" officeooo:paragraph-rsid="002b7fcb"/>
    </style:style>
    <style:style style:name="P102" style:family="paragraph" style:parent-style-name="Standard">
      <style:text-properties style:font-name="Open Sans" fo:font-style="italic" officeooo:rsid="002b7fcb" officeooo:paragraph-rsid="002b7fcb" style:font-style-asian="italic" style:font-style-complex="italic"/>
    </style:style>
    <style:style style:name="P103" style:family="paragraph" style:parent-style-name="Standard">
      <style:text-properties style:font-name="Open Sans" fo:font-style="italic" officeooo:rsid="002d4358" officeooo:paragraph-rsid="002d4358" style:font-style-asian="italic" style:font-style-complex="italic"/>
    </style:style>
    <style:style style:name="P104" style:family="paragraph" style:parent-style-name="Standard">
      <style:text-properties style:font-name="Open Sans" fo:font-style="italic" officeooo:rsid="002d4358" officeooo:paragraph-rsid="002fd69b" style:font-style-asian="italic" style:font-style-complex="italic"/>
    </style:style>
    <style:style style:name="P105" style:family="paragraph" style:parent-style-name="Standard">
      <style:text-properties style:font-name="Open Sans" fo:font-style="italic" officeooo:rsid="002fd69b" officeooo:paragraph-rsid="002fd69b" style:font-style-asian="italic" style:font-style-complex="italic"/>
    </style:style>
    <style:style style:name="P106" style:family="paragraph" style:parent-style-name="Standard">
      <style:text-properties style:font-name="Open Sans Semibold1" style:text-underline-style="none" officeooo:rsid="000c1f51" officeooo:paragraph-rsid="000c1f51"/>
    </style:style>
    <style:style style:name="P107" style:family="paragraph" style:parent-style-name="Standard" style:list-style-name="L77">
      <style:text-properties style:font-name="Open Sans Semibold" officeooo:rsid="0027cc6f" officeooo:paragraph-rsid="0027cc6f"/>
    </style:style>
    <style:style style:name="P108" style:family="paragraph" style:parent-style-name="Standard" style:list-style-name="L77">
      <style:text-properties style:font-name="Open Sans Semibold" officeooo:rsid="00299cc1" officeooo:paragraph-rsid="00299cc1"/>
    </style:style>
    <style:style style:name="P109" style:family="paragraph" style:parent-style-name="Standard">
      <style:text-properties fo:color="#666666" style:font-name="Open Sans" fo:font-style="italic" officeooo:rsid="0032b44e" officeooo:paragraph-rsid="0032b44e" style:font-style-asian="italic" style:font-style-complex="italic"/>
    </style:style>
    <style:style style:name="P110" style:family="paragraph" style:parent-style-name="Standard">
      <style:text-properties style:font-name="Open Sans Semibold" fo:font-weight="normal" officeooo:rsid="004397bd" officeooo:paragraph-rsid="004397bd" style:font-weight-asian="normal" style:font-weight-complex="normal"/>
    </style:style>
    <style:style style:name="P111" style:family="paragraph" style:parent-style-name="Standard">
      <style:text-properties style:font-name="Open Sans Semibold" fo:font-weight="normal" officeooo:rsid="00440390" officeooo:paragraph-rsid="00440390" style:font-weight-asian="normal" style:font-weight-complex="normal"/>
    </style:style>
    <style:style style:name="P112" style:family="paragraph" style:parent-style-name="Standard" style:list-style-name="L79">
      <style:text-properties style:font-name="Open Sans Semibold" fo:font-weight="normal" officeooo:rsid="00440390" officeooo:paragraph-rsid="00440390" style:font-weight-asian="normal" style:font-weight-complex="normal"/>
    </style:style>
    <style:style style:name="P113" style:family="paragraph" style:parent-style-name="Standard">
      <style:text-properties style:font-name="Open Sans" officeooo:rsid="002b7fcb" officeooo:paragraph-rsid="002b7fcb"/>
    </style:style>
    <style:style style:name="P114" style:family="paragraph" style:parent-style-name="Standard">
      <style:text-properties style:font-name="Open Sans" fo:font-weight="normal" officeooo:rsid="0044b64d" officeooo:paragraph-rsid="0044b64d" style:font-weight-asian="normal" style:font-weight-complex="normal"/>
    </style:style>
    <style:style style:name="P115" style:family="paragraph" style:parent-style-name="Standard">
      <style:text-properties style:font-name="Open Sans" fo:font-weight="normal" officeooo:rsid="0047ad3f" officeooo:paragraph-rsid="0047ad3f" style:font-weight-asian="normal" style:font-weight-complex="normal"/>
    </style:style>
    <style:style style:name="P116" style:family="paragraph" style:parent-style-name="Standard">
      <style:text-properties officeooo:paragraph-rsid="002fd69b"/>
    </style:style>
    <style:style style:name="P117" style:family="paragraph" style:parent-style-name="Standard">
      <style:text-properties officeooo:paragraph-rsid="0047ad3f"/>
    </style:style>
    <style:style style:name="P118" style:family="paragraph" style:parent-style-name="Standard">
      <style:text-properties officeooo:paragraph-rsid="004d5aa0"/>
    </style:style>
    <style:style style:name="P119" style:family="paragraph" style:parent-style-name="Standard">
      <style:paragraph-properties fo:break-before="page"/>
      <style:text-properties style:font-name="Open Sans" officeooo:rsid="002b7fcb" officeooo:paragraph-rsid="002b7fcb"/>
    </style:style>
    <style:style style:name="P120" style:family="paragraph">
      <style:paragraph-properties fo:margin-left="0cm" fo:margin-right="0cm" fo:margin-top="0cm" fo:margin-bottom="0cm" fo:line-height="100%" fo:text-align="center" fo:text-indent="0cm"/>
    </style:style>
    <style:style style:name="P121" style:family="paragraph">
      <loext:graphic-properties draw:fill="solid" draw:fill-color="#cfe7f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Open Sans Semibold1" fo:font-size="12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2" style:family="paragraph">
      <loext:graphic-properties draw:fill="solid" draw:fill-color="#cfe7f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Open Sans Semibold" fo:font-size="12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3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mo1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2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mo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Open Sans Semibold1"/>
    </style:style>
    <style:style style:name="T2" style:family="text">
      <style:text-properties officeooo:rsid="002215aa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065469"/>
    </style:style>
    <style:style style:name="T6" style:family="text">
      <style:text-properties style:text-underline-style="none" officeooo:rsid="000c1f51"/>
    </style:style>
    <style:style style:name="T7" style:family="text">
      <style:text-properties style:text-underline-style="none" officeooo:rsid="00126119"/>
    </style:style>
    <style:style style:name="T8" style:family="text">
      <style:text-properties style:text-underline-style="none" officeooo:rsid="001a8437"/>
    </style:style>
    <style:style style:name="T9" style:family="text">
      <style:text-properties style:text-underline-style="none" officeooo:rsid="001bf37b"/>
    </style:style>
    <style:style style:name="T10" style:family="text">
      <style:text-properties style:text-underline-style="none" officeooo:rsid="001d154f"/>
    </style:style>
    <style:style style:name="T11" style:family="text">
      <style:text-properties style:text-underline-style="none" officeooo:rsid="001f1517"/>
    </style:style>
    <style:style style:name="T12" style:family="text">
      <style:text-properties style:text-underline-style="none" officeooo:rsid="00203865"/>
    </style:style>
    <style:style style:name="T13" style:family="text">
      <style:text-properties fo:font-style="italic" style:text-underline-style="none" style:font-style-asian="italic" style:font-style-complex="italic"/>
    </style:style>
    <style:style style:name="T14" style:family="text">
      <style:text-properties officeooo:rsid="000f21b7"/>
    </style:style>
    <style:style style:name="T15" style:family="text">
      <style:text-properties officeooo:rsid="001112ac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1112ac" style:font-weight-asian="bold" style:font-weight-complex="bold"/>
    </style:style>
    <style:style style:name="T18" style:family="text">
      <style:text-properties fo:font-weight="bold" officeooo:rsid="000f21b7" style:font-weight-asian="bold" style:font-weight-complex="bold"/>
    </style:style>
    <style:style style:name="T19" style:family="text">
      <style:text-properties fo:font-weight="bold" officeooo:rsid="0034dfaa" style:font-weight-asian="bold" style:font-weight-complex="bold"/>
    </style:style>
    <style:style style:name="T20" style:family="text">
      <style:text-properties fo:font-weight="bold" officeooo:rsid="003669d1" style:font-weight-asian="bold" style:font-weight-complex="bold"/>
    </style:style>
    <style:style style:name="T21" style:family="text">
      <style:text-properties fo:font-weight="bold" officeooo:rsid="003744ca" style:font-weight-asian="bold" style:font-weight-complex="bold"/>
    </style:style>
    <style:style style:name="T22" style:family="text">
      <style:text-properties fo:font-weight="bold" officeooo:rsid="004898f7" style:font-weight-asian="bold" style:font-weight-complex="bold"/>
    </style:style>
    <style:style style:name="T23" style:family="text">
      <style:text-properties fo:font-weight="bold" officeooo:rsid="0049c20f" style:font-weight-asian="bold" style:font-weight-complex="bold"/>
    </style:style>
    <style:style style:name="T24" style:family="text">
      <style:text-properties style:font-name="Open Sans Semibold"/>
    </style:style>
    <style:style style:name="T25" style:family="text">
      <style:text-properties style:font-name="Open Sans Semibold" fo:font-style="italic" style:text-underline-style="none" style:font-style-asian="italic" style:font-style-complex="italic"/>
    </style:style>
    <style:style style:name="T26" style:family="text">
      <style:text-properties style:font-name="Open Sans Semibold" style:text-underline-style="none"/>
    </style:style>
    <style:style style:name="T27" style:family="text">
      <style:text-properties style:font-name="Open Sans Semibold" style:text-underline-style="none" officeooo:rsid="001bf37b"/>
    </style:style>
    <style:style style:name="T28" style:family="text">
      <style:text-properties style:font-name="Open Sans Semibold" style:text-underline-style="none" officeooo:rsid="00203865"/>
    </style:style>
    <style:style style:name="T29" style:family="text">
      <style:text-properties style:font-name="Open Sans Semibold" fo:font-style="normal" style:text-underline-style="none" style:font-style-asian="normal" style:font-style-complex="normal"/>
    </style:style>
    <style:style style:name="T30" style:family="text">
      <style:text-properties style:font-name="Open Sans Semibold" officeooo:rsid="0026e4b3"/>
    </style:style>
    <style:style style:name="T31" style:family="text">
      <style:text-properties fo:font-style="normal" style:text-underline-style="none" style:font-style-asian="normal" style:font-style-complex="normal"/>
    </style:style>
    <style:style style:name="T32" style:family="text">
      <style:text-properties fo:font-style="normal" style:text-underline-style="none" officeooo:rsid="0014e28c" style:font-style-asian="normal" style:font-style-complex="normal"/>
    </style:style>
    <style:style style:name="T33" style:family="text">
      <style:text-properties fo:font-style="normal" style:font-style-asian="normal" style:font-style-complex="normal"/>
    </style:style>
    <style:style style:name="T34" style:family="text">
      <style:text-properties fo:font-style="normal" officeooo:rsid="00339d37" style:font-style-asian="normal" style:font-style-complex="normal"/>
    </style:style>
    <style:style style:name="T35" style:family="text">
      <style:text-properties fo:font-style="normal" officeooo:rsid="00349f13" style:font-style-asian="normal" style:font-style-complex="normal"/>
    </style:style>
    <style:style style:name="T36" style:family="text">
      <style:text-properties fo:font-style="normal" officeooo:rsid="0047ad3f" style:font-style-asian="normal" style:font-style-complex="normal"/>
    </style:style>
    <style:style style:name="T37" style:family="text">
      <style:text-properties officeooo:rsid="0013c054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weight="normal" officeooo:rsid="0032b44e" style:font-weight-asian="normal" style:font-weight-complex="normal"/>
    </style:style>
    <style:style style:name="T40" style:family="text">
      <style:text-properties fo:font-weight="normal" officeooo:rsid="0034dfaa" style:font-weight-asian="normal" style:font-weight-complex="normal"/>
    </style:style>
    <style:style style:name="T41" style:family="text">
      <style:text-properties fo:font-weight="normal" officeooo:rsid="003669d1" style:font-weight-asian="normal" style:font-weight-complex="normal"/>
    </style:style>
    <style:style style:name="T42" style:family="text">
      <style:text-properties fo:font-weight="normal" officeooo:rsid="003744ca" style:font-weight-asian="normal" style:font-weight-complex="normal"/>
    </style:style>
    <style:style style:name="T43" style:family="text">
      <style:text-properties fo:font-weight="normal" officeooo:rsid="0040806f" style:font-weight-asian="normal" style:font-weight-complex="normal"/>
    </style:style>
    <style:style style:name="T44" style:family="text">
      <style:text-properties fo:font-weight="normal" officeooo:rsid="004898f7" style:font-weight-asian="normal" style:font-weight-complex="normal"/>
    </style:style>
    <style:style style:name="T45" style:family="text">
      <style:text-properties fo:font-weight="normal" officeooo:rsid="0049c20f" style:font-weight-asian="normal" style:font-weight-complex="normal"/>
    </style:style>
    <style:style style:name="T46" style:family="text">
      <style:text-properties fo:font-weight="normal" officeooo:rsid="004e1e82" style:font-weight-asian="normal" style:font-weight-complex="normal"/>
    </style:style>
    <style:style style:name="T47" style:family="text">
      <style:text-properties style:font-name="Open Sans"/>
    </style:style>
    <style:style style:name="T48" style:family="text">
      <style:text-properties style:font-name="Open Sans" officeooo:rsid="0026e4b3"/>
    </style:style>
    <style:style style:name="T49" style:family="text">
      <style:text-properties style:font-name="Open Sans" officeooo:rsid="0027cc6f"/>
    </style:style>
    <style:style style:name="T50" style:family="text">
      <style:text-properties style:font-name="Open Sans" officeooo:rsid="0029fd58"/>
    </style:style>
    <style:style style:name="T51" style:family="text">
      <style:text-properties style:font-name="DejaVu Sans Mono" fo:font-weight="bold" fo:background-color="#ffffff" loext:char-shading-value="0" style:font-weight-asian="bold" style:font-weight-complex="bold"/>
    </style:style>
    <style:style style:name="T52" style:family="text">
      <style:text-properties style:font-name="DejaVu Sans Mono" fo:font-weight="bold" officeooo:rsid="004e1e82" fo:background-color="#ffffff" loext:char-shading-value="0" style:font-weight-asian="bold" style:font-weight-complex="bold"/>
    </style:style>
    <style:style style:name="T53" style:family="text">
      <style:text-properties style:font-name="DejaVu Sans Mono" fo:font-weight="normal" fo:background-color="#ffffff" loext:char-shading-value="0" style:font-weight-asian="normal" style:font-weight-complex="normal"/>
    </style:style>
    <style:style style:name="T54" style:family="text">
      <style:text-properties style:font-name="DejaVu Sans Mono" fo:font-weight="normal" officeooo:rsid="002fd69b" fo:background-color="#ffffff" loext:char-shading-value="0" style:font-weight-asian="normal" style:font-weight-complex="normal"/>
    </style:style>
    <style:style style:name="T55" style:family="text">
      <style:text-properties style:font-name="DejaVu Sans Mono" fo:font-weight="normal" officeooo:rsid="000f21b7" fo:background-color="#ffffff" loext:char-shading-value="0" style:font-weight-asian="normal" style:font-weight-complex="normal"/>
    </style:style>
    <style:style style:name="T56" style:family="text">
      <style:text-properties style:font-name="DejaVu Sans Mono" fo:font-weight="normal" officeooo:rsid="004e1e82" fo:background-color="#ffffff" loext:char-shading-value="0" style:font-weight-asian="normal" style:font-weight-complex="normal"/>
    </style:style>
    <style:style style:name="T57" style:family="text">
      <style:text-properties style:font-name="DejaVu Sans Mono" fo:background-color="#ffffff" loext:char-shading-value="0"/>
    </style:style>
    <style:style style:name="T58" style:family="text">
      <style:text-properties style:font-name="DejaVu Sans Mono" officeooo:rsid="000f21b7" fo:background-color="#ffffff" loext:char-shading-value="0"/>
    </style:style>
    <style:style style:name="T59" style:family="text">
      <style:text-properties officeooo:rsid="0026e4b3"/>
    </style:style>
    <style:style style:name="T60" style:family="text">
      <style:text-properties officeooo:rsid="002b7fcb"/>
    </style:style>
    <style:style style:name="T61" style:family="text">
      <style:text-properties style:font-name="Open Sans Semibold1"/>
    </style:style>
    <style:style style:name="T62" style:family="text">
      <style:text-properties style:font-name="Open Sans Semibold1" officeooo:rsid="002b7fcb"/>
    </style:style>
    <style:style style:name="T63" style:family="text">
      <style:text-properties style:font-name="Open Sans Semibold"/>
    </style:style>
    <style:style style:name="T64" style:family="text">
      <style:text-properties style:font-name="Open Sans Semibold" fo:font-style="normal" officeooo:rsid="0047ad3f" style:font-style-asian="normal" style:font-style-complex="normal"/>
    </style:style>
    <style:style style:name="T65" style:family="text">
      <style:text-properties style:font-name="Open Sans Semibold" officeooo:rsid="004d5aa0"/>
    </style:style>
    <style:style style:name="T66" style:family="text">
      <style:text-properties style:font-name="Open Sans"/>
    </style:style>
    <style:style style:name="T67" style:family="text">
      <style:text-properties style:font-name="Open Sans" officeooo:rsid="003b0623"/>
    </style:style>
    <style:style style:name="T68" style:family="text">
      <style:text-properties style:font-name="Open Sans" officeooo:rsid="004e1e82"/>
    </style:style>
    <style:style style:name="T69" style:family="text">
      <style:text-properties style:font-name="Open Sans" fo:font-weight="normal" officeooo:rsid="004e1e82" style:font-weight-asian="normal" style:font-weight-complex="normal"/>
    </style:style>
    <style:style style:name="T70" style:family="text">
      <style:text-properties fo:color="#666666"/>
    </style:style>
    <style:style style:name="T71" style:family="text">
      <style:text-properties fo:color="#666666" fo:font-style="italic" style:font-style-asian="italic" style:font-style-complex="italic"/>
    </style:style>
    <style:style style:name="T72" style:family="text">
      <style:text-properties fo:color="#666666" style:font-name="Open Sans Semibold" fo:font-style="italic" style:font-style-asian="italic" style:font-style-complex="italic"/>
    </style:style>
    <style:style style:name="T73" style:family="text">
      <style:text-properties fo:color="#666666" style:font-name="Open Sans" fo:font-style="italic" style:font-style-asian="italic" style:font-style-complex="italic"/>
    </style:style>
    <style:style style:name="T74" style:family="text">
      <style:text-properties officeooo:rsid="002fd69b"/>
    </style:style>
    <style:style style:name="T75" style:family="text">
      <style:text-properties officeooo:rsid="0032b44e"/>
    </style:style>
    <style:style style:name="T76" style:family="text">
      <style:text-properties officeooo:rsid="003744ca"/>
    </style:style>
    <style:style style:name="T77" style:family="text">
      <style:text-properties officeooo:rsid="00384198"/>
    </style:style>
    <style:style style:name="T78" style:family="text">
      <style:text-properties style:font-name="DejaVu Sans Mono" fo:background-color="#ffffff" loext:char-shading-value="0"/>
    </style:style>
    <style:style style:name="T79" style:family="text">
      <style:text-properties officeooo:rsid="0040806f"/>
    </style:style>
    <style:style style:name="T80" style:family="text">
      <style:text-properties officeooo:rsid="004898f7"/>
    </style:style>
    <style:style style:name="T81" style:family="text">
      <style:text-properties officeooo:rsid="0049c20f"/>
    </style:style>
    <style:style style:name="T82" style:family="text">
      <style:text-properties officeooo:rsid="004aef7a"/>
    </style:style>
    <style:style style:name="T83" style:family="text">
      <style:text-properties officeooo:rsid="004d5aa0"/>
    </style:style>
    <style:style style:name="T84" style:family="text">
      <style:text-properties officeooo:rsid="004e1e82"/>
    </style:style>
    <style:style style:name="T85" style:family="text">
      <style:text-properties fo:font-variant="normal" fo:text-transform="none" style:use-window-font-color="true" style:text-outline="false" style:text-line-through-style="none" style:text-line-through-type="none" style:font-name="Open Sans Semibold1" fo:font-size="12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style:use-window-font-color="true" style:text-outline="false" style:text-line-through-style="none" style:text-line-through-type="none" style:font-name="Open Sans Semibold" fo:font-size="12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style:use-window-font-color="true" style:text-outline="false" style:text-line-through-style="none" style:text-line-through-type="none" style:font-name="Arimo1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8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none" style:wrap-contour-mode="full" style:vertical-pos="from-top" style:vertical-rel="paragraph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 style:list-style-name="L80">
      <style:graphic-properties draw:stroke="solid" svg:stroke-width="0cm" svg:stroke-color="#0084d1" draw:marker-start="" draw:marker-start-width="0.199cm" draw:marker-start-center="false" draw:marker-end="" draw:marker-end-width="0.199cm" draw:marker-end-center="false" draw:fill="solid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 style:list-style-name="L81">
      <style:graphic-properties draw:stroke="solid" svg:stroke-width="0cm" svg:stroke-color="#0084d1" draw:marker-start="" draw:marker-start-width="0.199cm" draw:marker-start-center="false" draw:marker-end="" draw:marker-end-width="0.199cm" draw:marker-end-center="false" draw:fill="solid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 style:list-style-name="L82">
      <style:graphic-properties draw:stroke="solid" svg:stroke-width="0cm" svg:stroke-color="#0084d1" draw:marker-start="" draw:marker-start-width="0.199cm" draw:marker-start-center="false" draw:marker-end="" draw:marker-end-width="0.199cm" draw:marker-end-center="false" draw:fill="solid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 style:list-style-name="L83">
      <style:graphic-properties draw:stroke="solid" svg:stroke-width="0cm" svg:stroke-color="#0084d1" draw:marker-start="" draw:marker-start-width="0.199cm" draw:marker-start-center="false" draw:marker-end="" draw:marker-end-width="0.199cm" draw:marker-end-center="false" draw:fill="solid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 style:list-style-name="L84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 style:list-style-name="L85">
      <style:graphic-properties draw:stroke="solid" svg:stroke-width="0cm" svg:stroke-color="#0084d1" draw:marker-start="" draw:marker-start-width="0.199cm" draw:marker-start-center="false" draw:marker-end="" draw:marker-end-width="0.199cm" draw:marker-end-center="false" draw:fill="solid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 style:list-style-name="L86">
      <style:graphic-properties draw:stroke="solid" svg:stroke-width="0cm" svg:stroke-color="#0084d1" draw:marker-start="" draw:marker-start-width="0.199cm" draw:marker-start-center="false" draw:marker-end="" draw:marker-end-width="0.199cm" draw:marker-end-center="false" draw:fill="solid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 style:list-style-name="L87">
      <style:graphic-properties draw:stroke="solid" svg:stroke-width="0cm" svg:stroke-color="#0084d1" draw:marker-start="" draw:marker-start-width="0.199cm" draw:marker-start-center="false" draw:marker-end="" draw:marker-end-width="0.199cm" draw:marker-end-center="false" draw:fill="solid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 style:list-style-name="L88">
      <style:graphic-properties draw:stroke="solid" svg:stroke-width="0cm" svg:stroke-color="#0084d1" draw:marker-start="" draw:marker-start-width="0.199cm" draw:marker-start-center="false" draw:marker-end="" draw:marker-end-width="0.199cm" draw:marker-end-center="false" draw:fill="solid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 style:list-style-name="L89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 style:list-style-name="L90">
      <style:graphic-properties draw:stroke="solid" svg:stroke-width="0cm" svg:stroke-color="#0084d1" draw:marker-start="" draw:marker-start-width="0.199cm" draw:marker-start-center="false" draw:marker-end="" draw:marker-end-width="0.199cm" draw:marker-end-center="false" draw:fill="solid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 style:list-style-name="L91">
      <style:graphic-properties draw:stroke="solid" svg:stroke-width="0cm" svg:stroke-color="#0084d1" draw:marker-start="" draw:marker-start-width="0.199cm" draw:marker-start-center="false" draw:marker-end="" draw:marker-end-width="0.199cm" draw:marker-end-center="false" draw:fill="solid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 style:list-style-name="L92">
      <style:graphic-properties draw:stroke="solid" svg:stroke-width="0cm" svg:stroke-color="#0084d1" draw:marker-start="" draw:marker-start-width="0.199cm" draw:marker-start-center="false" draw:marker-end="" draw:marker-end-width="0.199cm" draw:marker-end-center="false" draw:fill="solid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 style:list-style-name="L93">
      <style:graphic-properties draw:stroke="solid" svg:stroke-width="0cm" svg:stroke-color="#0084d1" draw:marker-start="" draw:marker-start-width="0.199cm" draw:marker-start-center="false" draw:marker-end="" draw:marker-end-width="0.199cm" draw:marker-end-center="false" draw:fill="solid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 style:list-style-name="L94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 style:list-style-name="L95">
      <style:graphic-properties draw:stroke="solid" svg:stroke-width="0.101cm" svg:stroke-color="#000000" draw:marker-start="" draw:marker-start-width="0.499cm" draw:marker-start-center="false" draw:marker-end="Arrow" draw:marker-end-width="0.2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19" style:family="graphic" style:list-style-name="L96">
      <style:graphic-properties draw:stroke="solid" svg:stroke-width="0.101cm" svg:stroke-color="#000000" draw:marker-start="" draw:marker-start-width="0.499cm" draw:marker-start-center="false" draw:marker-end="Arrow" draw:marker-end-width="0.2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20" style:family="graphic" style:list-style-name="L97">
      <style:graphic-properties draw:stroke="solid" svg:stroke-width="0.101cm" svg:stroke-color="#000000" draw:marker-start="" draw:marker-start-width="0.499cm" draw:marker-start-center="false" draw:marker-end="Arrow" draw:marker-end-width="0.2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21" style:family="graphic" style:list-style-name="L98">
      <style:graphic-properties draw:stroke="solid" svg:stroke-width="0cm" svg:stroke-color="#0084d1" draw:marker-start="" draw:marker-start-width="0.199cm" draw:marker-start-center="false" draw:marker-end="" draw:marker-end-width="0.199cm" draw:marker-end-center="false" draw:fill="solid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 style:list-style-name="L99">
      <style:graphic-properties draw:stroke="solid" svg:stroke-width="0cm" svg:stroke-color="#0084d1" draw:marker-start="" draw:marker-start-width="0.199cm" draw:marker-start-center="false" draw:marker-end="" draw:marker-end-width="0.199cm" draw:marker-end-center="false" draw:fill="solid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 style:list-style-name="L100">
      <style:graphic-properties draw:stroke="solid" svg:stroke-width="0cm" svg:stroke-color="#0084d1" draw:marker-start="" draw:marker-start-width="0.199cm" draw:marker-start-center="false" draw:marker-end="" draw:marker-end-width="0.199cm" draw:marker-end-center="false" draw:fill="solid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" style:family="graphic" style:list-style-name="L101">
      <style:graphic-properties draw:stroke="solid" svg:stroke-width="0cm" svg:stroke-color="#0084d1" draw:marker-start="" draw:marker-start-width="0.199cm" draw:marker-start-center="false" draw:marker-end="" draw:marker-end-width="0.199cm" draw:marker-end-center="false" draw:fill="solid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" style:family="graphic" style:list-style-name="L102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 style:list-style-name="L103">
      <style:graphic-properties draw:stroke="solid" svg:stroke-width="0cm" svg:stroke-color="#0084d1" draw:marker-start="" draw:marker-start-width="0.199cm" draw:marker-start-center="false" draw:marker-end="" draw:marker-end-width="0.199cm" draw:marker-end-center="false" draw:fill="solid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 style:list-style-name="L104">
      <style:graphic-properties draw:stroke="solid" svg:stroke-width="0cm" svg:stroke-color="#0084d1" draw:marker-start="" draw:marker-start-width="0.199cm" draw:marker-start-center="false" draw:marker-end="" draw:marker-end-width="0.199cm" draw:marker-end-center="false" draw:fill="solid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" style:family="graphic" style:list-style-name="L105">
      <style:graphic-properties draw:stroke="solid" svg:stroke-width="0cm" svg:stroke-color="#0084d1" draw:marker-start="" draw:marker-start-width="0.199cm" draw:marker-start-center="false" draw:marker-end="" draw:marker-end-width="0.199cm" draw:marker-end-center="false" draw:fill="solid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 style:list-style-name="L106">
      <style:graphic-properties draw:stroke="solid" svg:stroke-width="0cm" svg:stroke-color="#0084d1" draw:marker-start="" draw:marker-start-width="0.199cm" draw:marker-start-center="false" draw:marker-end="" draw:marker-end-width="0.199cm" draw:marker-end-center="false" draw:fill="solid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" style:family="graphic" style:list-style-name="L107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" style:family="graphic" style:list-style-name="L108">
      <style:graphic-properties draw:stroke="solid" svg:stroke-width="0.101cm" svg:stroke-color="#000000" draw:marker-start="" draw:marker-start-width="0.499cm" draw:marker-start-center="false" draw:marker-end="Arrow" draw:marker-end-width="0.2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32" style:family="graphic" style:list-style-name="L109">
      <style:graphic-properties draw:stroke="solid" svg:stroke-width="0.101cm" svg:stroke-color="#000000" draw:marker-start="" draw:marker-start-width="0.499cm" draw:marker-start-center="false" draw:marker-end="Arrow" draw:marker-end-width="0.2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33" style:family="graphic" style:list-style-name="L110">
      <style:graphic-properties draw:stroke="solid" svg:stroke-width="0cm" svg:stroke-color="#0084d1" draw:marker-start="" draw:marker-start-width="0.199cm" draw:marker-start-center="false" draw:marker-end="" draw:marker-end-width="0.199cm" draw:marker-end-center="false" draw:fill="solid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" style:family="graphic" style:list-style-name="L111">
      <style:graphic-properties draw:stroke="solid" svg:stroke-width="0cm" svg:stroke-color="#0084d1" draw:marker-start="" draw:marker-start-width="0.199cm" draw:marker-start-center="false" draw:marker-end="" draw:marker-end-width="0.199cm" draw:marker-end-center="false" draw:fill="solid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" style:family="graphic" style:list-style-name="L112">
      <style:graphic-properties draw:stroke="solid" svg:stroke-width="0cm" svg:stroke-color="#0084d1" draw:marker-start="" draw:marker-start-width="0.199cm" draw:marker-start-center="false" draw:marker-end="" draw:marker-end-width="0.199cm" draw:marker-end-center="false" draw:fill="solid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" style:family="graphic" style:list-style-name="L113">
      <style:graphic-properties draw:stroke="solid" svg:stroke-width="0cm" svg:stroke-color="#0084d1" draw:marker-start="" draw:marker-start-width="0.199cm" draw:marker-start-center="false" draw:marker-end="" draw:marker-end-width="0.199cm" draw:marker-end-center="false" draw:fill="solid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" style:family="graphic" style:list-style-name="L114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" style:family="graphic" style:list-style-name="L115">
      <style:graphic-properties draw:stroke="dash" draw:stroke-dash="Fine_20_Dashed" svg:stroke-width="0.049cm" svg:stroke-color="#000000" draw:marker-start="" draw:marker-start-width="0.355cm" draw:marker-start-center="false" draw:marker-end="" draw:marker-end-width="0.355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39" style:family="graphic" style:list-style-name="L116">
      <style:graphic-properties draw:stroke="solid" svg:stroke-width="0cm" svg:stroke-color="#0084d1" draw:marker-start="" draw:marker-start-width="0.199cm" draw:marker-start-center="false" draw:marker-end="" draw:marker-end-width="0.199cm" draw:marker-end-center="false" draw:fill="solid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" style:family="graphic" style:list-style-name="L117">
      <style:graphic-properties draw:stroke="solid" svg:stroke-width="0cm" svg:stroke-color="#0084d1" draw:marker-start="" draw:marker-start-width="0.199cm" draw:marker-start-center="false" draw:marker-end="" draw:marker-end-width="0.199cm" draw:marker-end-center="false" draw:fill="solid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" style:family="graphic" style:list-style-name="L118">
      <style:graphic-properties draw:stroke="solid" svg:stroke-width="0cm" svg:stroke-color="#0084d1" draw:marker-start="" draw:marker-start-width="0.199cm" draw:marker-start-center="false" draw:marker-end="" draw:marker-end-width="0.199cm" draw:marker-end-center="false" draw:fill="solid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" style:family="graphic" style:list-style-name="L119">
      <style:graphic-properties draw:stroke="solid" svg:stroke-width="0cm" svg:stroke-color="#0084d1" draw:marker-start="" draw:marker-start-width="0.199cm" draw:marker-start-center="false" draw:marker-end="" draw:marker-end-width="0.199cm" draw:marker-end-center="false" draw:fill="solid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" style:family="graphic" style:list-style-name="L120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" style:family="graphic" style:list-style-name="L121">
      <style:graphic-properties draw:stroke="dash" draw:stroke-dash="Fine_20_Dashed" svg:stroke-width="0.049cm" svg:stroke-color="#000000" draw:marker-start="" draw:marker-start-width="0.355cm" draw:marker-start-center="false" draw:marker-end="" draw:marker-end-width="0.355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45" style:family="graphic" style:list-style-name="L122">
      <style:graphic-properties draw:stroke="solid" svg:stroke-width="0cm" svg:stroke-color="#0084d1" draw:marker-start="" draw:marker-start-width="0.199cm" draw:marker-start-center="false" draw:marker-end="" draw:marker-end-width="0.199cm" draw:marker-end-center="false" draw:fill="solid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" style:family="graphic" style:list-style-name="L123">
      <style:graphic-properties draw:stroke="solid" svg:stroke-width="0cm" svg:stroke-color="#0084d1" draw:marker-start="" draw:marker-start-width="0.199cm" draw:marker-start-center="false" draw:marker-end="" draw:marker-end-width="0.199cm" draw:marker-end-center="false" draw:fill="solid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7" style:family="graphic" style:list-style-name="L124">
      <style:graphic-properties draw:stroke="solid" svg:stroke-width="0cm" svg:stroke-color="#0084d1" draw:marker-start="" draw:marker-start-width="0.199cm" draw:marker-start-center="false" draw:marker-end="" draw:marker-end-width="0.199cm" draw:marker-end-center="false" draw:fill="solid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8" style:family="graphic" style:list-style-name="L125">
      <style:graphic-properties draw:stroke="solid" svg:stroke-width="0cm" svg:stroke-color="#0084d1" draw:marker-start="" draw:marker-start-width="0.199cm" draw:marker-start-center="false" draw:marker-end="" draw:marker-end-width="0.199cm" draw:marker-end-center="false" draw:fill="solid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9" style:family="graphic" style:list-style-name="L126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0" style:family="graphic" style:list-style-name="L127">
      <style:graphic-properties draw:stroke="dash" draw:stroke-dash="Fine_20_Dashed" svg:stroke-width="0.049cm" svg:stroke-color="#000000" draw:marker-start="" draw:marker-start-width="0.355cm" draw:marker-start-center="false" draw:marker-end="" draw:marker-end-width="0.355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51" style:family="graphic" style:list-style-name="L128">
      <style:graphic-properties draw:stroke="solid" svg:stroke-width="0.101cm" svg:stroke-color="#000000" draw:marker-start="" draw:marker-start-width="0.499cm" draw:marker-start-center="false" draw:marker-end="Arrow" draw:marker-end-width="0.2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52" style:family="graphic" style:list-style-name="L129">
      <style:graphic-properties draw:stroke="solid" svg:stroke-width="0.101cm" svg:stroke-color="#000000" draw:marker-start="" draw:marker-start-width="0.499cm" draw:marker-start-center="false" draw:marker-end="Arrow" draw:marker-end-width="0.2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53" style:family="graphic" style:list-style-name="L130">
      <style:graphic-properties draw:stroke="solid" svg:stroke-width="0.101cm" svg:stroke-color="#000000" draw:marker-start="" draw:marker-start-width="0.499cm" draw:marker-start-center="false" draw:marker-end="Arrow" draw:marker-end-width="0.2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54" style:family="graphic" style:list-style-name="L131">
      <style:graphic-properties draw:stroke="solid" svg:stroke-width="0cm" svg:stroke-color="#0084d1" draw:marker-start="" draw:marker-start-width="0.199cm" draw:marker-start-center="false" draw:marker-end="" draw:marker-end-width="0.199cm" draw:marker-end-center="false" draw:fill="solid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5" style:family="graphic" style:list-style-name="L132">
      <style:graphic-properties draw:stroke="solid" svg:stroke-width="0cm" svg:stroke-color="#0084d1" draw:marker-start="" draw:marker-start-width="0.199cm" draw:marker-start-center="false" draw:marker-end="" draw:marker-end-width="0.199cm" draw:marker-end-center="false" draw:fill="solid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6" style:family="graphic" style:list-style-name="L133">
      <style:graphic-properties draw:stroke="solid" svg:stroke-width="0cm" svg:stroke-color="#0084d1" draw:marker-start="" draw:marker-start-width="0.199cm" draw:marker-start-center="false" draw:marker-end="" draw:marker-end-width="0.199cm" draw:marker-end-center="false" draw:fill="solid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7" style:family="graphic" style:list-style-name="L134">
      <style:graphic-properties draw:stroke="solid" svg:stroke-width="0cm" svg:stroke-color="#0084d1" draw:marker-start="" draw:marker-start-width="0.199cm" draw:marker-start-center="false" draw:marker-end="" draw:marker-end-width="0.199cm" draw:marker-end-center="false" draw:fill="solid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8" style:family="graphic" style:list-style-name="L135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9" style:family="graphic" style:list-style-name="L136">
      <style:graphic-properties draw:stroke="dash" draw:stroke-dash="Fine_20_Dashed" svg:stroke-width="0.049cm" svg:stroke-color="#000000" draw:marker-start="" draw:marker-start-width="0.355cm" draw:marker-start-center="false" draw:marker-end="" draw:marker-end-width="0.355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60" style:family="graphic" style:list-style-name="L137">
      <style:graphic-properties draw:stroke="solid" svg:stroke-width="0.101cm" svg:stroke-color="#000000" draw:marker-start="" draw:marker-start-width="0.499cm" draw:marker-start-center="false" draw:marker-end="Arrow" draw:marker-end-width="0.2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61" style:family="graphic">
      <style:graphic-properties style:run-through="foreground" style:wrap="none" style:vertical-pos="from-top" style:vertical-rel="paragraph" style:horizontal-pos="from-left" style:horizontal-rel="paragraph"/>
    </style:style>
    <style:style style:name="gr62" style:family="graphic" style:list-style-name="L138">
      <style:graphic-properties draw:stroke="solid" svg:stroke-width="0cm" svg:stroke-color="#0084d1" draw:marker-start="" draw:marker-start-width="0.199cm" draw:marker-start-center="false" draw:marker-end="" draw:marker-end-width="0.199cm" draw:marker-end-center="false" draw:fill="solid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3" style:family="graphic" style:list-style-name="L139">
      <style:graphic-properties draw:stroke="solid" svg:stroke-width="0cm" svg:stroke-color="#0084d1" draw:marker-start="" draw:marker-start-width="0.199cm" draw:marker-start-center="false" draw:marker-end="" draw:marker-end-width="0.199cm" draw:marker-end-center="false" draw:fill="solid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4" style:family="graphic" style:list-style-name="L140">
      <style:graphic-properties draw:stroke="solid" svg:stroke-width="0cm" svg:stroke-color="#0084d1" draw:marker-start="" draw:marker-start-width="0.199cm" draw:marker-start-center="false" draw:marker-end="" draw:marker-end-width="0.199cm" draw:marker-end-center="false" draw:fill="solid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5" style:family="graphic" style:list-style-name="L141">
      <style:graphic-properties draw:stroke="solid" svg:stroke-width="0cm" svg:stroke-color="#0084d1" draw:marker-start="" draw:marker-start-width="0.199cm" draw:marker-start-center="false" draw:marker-end="" draw:marker-end-width="0.199cm" draw:marker-end-center="false" draw:fill="solid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6" style:family="graphic" style:list-style-name="L142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7" style:family="graphic" style:list-style-name="L143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24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8" style:family="graphic" style:list-style-name="L144">
      <style:graphic-properties draw:stroke="solid" svg:stroke-width="0cm" svg:stroke-color="#0084d1" draw:marker-start="" draw:marker-start-width="0.199cm" draw:marker-start-center="false" draw:marker-end="" draw:marker-end-width="0.199cm" draw:marker-end-center="false" draw:fill="solid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9" style:family="graphic" style:list-style-name="L145">
      <style:graphic-properties draw:stroke="solid" svg:stroke-width="0cm" svg:stroke-color="#0084d1" draw:marker-start="" draw:marker-start-width="0.199cm" draw:marker-start-center="false" draw:marker-end="" draw:marker-end-width="0.199cm" draw:marker-end-center="false" draw:fill="solid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0" style:family="graphic" style:list-style-name="L146">
      <style:graphic-properties draw:stroke="solid" svg:stroke-width="0cm" svg:stroke-color="#0084d1" draw:marker-start="" draw:marker-start-width="0.199cm" draw:marker-start-center="false" draw:marker-end="" draw:marker-end-width="0.199cm" draw:marker-end-center="false" draw:fill="solid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1" style:family="graphic" style:list-style-name="L147">
      <style:graphic-properties draw:stroke="solid" svg:stroke-width="0cm" svg:stroke-color="#0084d1" draw:marker-start="" draw:marker-start-width="0.199cm" draw:marker-start-center="false" draw:marker-end="" draw:marker-end-width="0.199cm" draw:marker-end-center="false" draw:fill="solid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2" style:family="graphic" style:list-style-name="L148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3" style:family="graphic" style:list-style-name="L149">
      <style:graphic-properties draw:stroke="dash" draw:stroke-dash="Fine_20_Dashed" svg:stroke-width="0.049cm" svg:stroke-color="#000000" draw:marker-start="" draw:marker-start-width="0.355cm" draw:marker-start-center="false" draw:marker-end="" draw:marker-end-width="0.355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74" style:family="graphic" style:list-style-name="L150">
      <style:graphic-properties draw:stroke="solid" svg:stroke-width="0.101cm" svg:stroke-color="#000000" draw:marker-start="" draw:marker-start-width="0.499cm" draw:marker-start-center="false" draw:marker-end="Arrow" draw:marker-end-width="0.2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75" style:family="graphic" style:list-style-name="L151">
      <style:graphic-properties draw:stroke="solid" svg:stroke-width="0.101cm" svg:stroke-color="#000000" draw:marker-start="" draw:marker-start-width="0.499cm" draw:marker-start-center="false" draw:marker-end="Arrow" draw:marker-end-width="0.2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76" style:family="graphic" style:list-style-name="L152">
      <style:graphic-properties draw:stroke="solid" svg:stroke-width="0cm" svg:stroke-color="#0084d1" draw:marker-start="" draw:marker-start-width="0.199cm" draw:marker-start-center="false" draw:marker-end="" draw:marker-end-width="0.199cm" draw:marker-end-center="false" draw:fill="solid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7" style:family="graphic" style:list-style-name="L153">
      <style:graphic-properties draw:stroke="solid" svg:stroke-width="0cm" svg:stroke-color="#0084d1" draw:marker-start="" draw:marker-start-width="0.199cm" draw:marker-start-center="false" draw:marker-end="" draw:marker-end-width="0.199cm" draw:marker-end-center="false" draw:fill="solid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8" style:family="graphic" style:list-style-name="L154">
      <style:graphic-properties draw:stroke="solid" svg:stroke-width="0cm" svg:stroke-color="#0084d1" draw:marker-start="" draw:marker-start-width="0.199cm" draw:marker-start-center="false" draw:marker-end="" draw:marker-end-width="0.199cm" draw:marker-end-center="false" draw:fill="solid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9" style:family="graphic" style:list-style-name="L155">
      <style:graphic-properties draw:stroke="solid" svg:stroke-width="0cm" svg:stroke-color="#0084d1" draw:marker-start="" draw:marker-start-width="0.199cm" draw:marker-start-center="false" draw:marker-end="" draw:marker-end-width="0.199cm" draw:marker-end-center="false" draw:fill="solid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0" style:family="graphic" style:list-style-name="L156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1" style:family="graphic" style:list-style-name="L157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247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2" style:family="graphic" style:list-style-name="L158">
      <style:graphic-properties draw:stroke="dash" draw:stroke-dash="Dashed_20__28_var_29__20_4" svg:stroke-width="0.049cm" svg:stroke-color="#000000" draw:marker-start="" draw:marker-start-width="0.355cm" draw:marker-start-center="false" draw:marker-end="" draw:marker-end-width="0.355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83" style:family="graphic" style:list-style-name="L159">
      <style:graphic-properties draw:stroke="solid" svg:stroke-width="0cm" svg:stroke-color="#0084d1" draw:marker-start="" draw:marker-start-width="0.199cm" draw:marker-start-center="false" draw:marker-end="" draw:marker-end-width="0.199cm" draw:marker-end-center="false" draw:fill="solid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4" style:family="graphic" style:list-style-name="L160">
      <style:graphic-properties draw:stroke="solid" svg:stroke-width="0cm" svg:stroke-color="#0084d1" draw:marker-start="" draw:marker-start-width="0.199cm" draw:marker-start-center="false" draw:marker-end="" draw:marker-end-width="0.199cm" draw:marker-end-center="false" draw:fill="solid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5" style:family="graphic" style:list-style-name="L161">
      <style:graphic-properties draw:stroke="solid" svg:stroke-width="0cm" svg:stroke-color="#0084d1" draw:marker-start="" draw:marker-start-width="0.199cm" draw:marker-start-center="false" draw:marker-end="" draw:marker-end-width="0.199cm" draw:marker-end-center="false" draw:fill="solid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6" style:family="graphic" style:list-style-name="L162">
      <style:graphic-properties draw:stroke="solid" svg:stroke-width="0cm" svg:stroke-color="#0084d1" draw:marker-start="" draw:marker-start-width="0.199cm" draw:marker-start-center="false" draw:marker-end="" draw:marker-end-width="0.199cm" draw:marker-end-center="false" draw:fill="solid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7" style:family="graphic" style:list-style-name="L163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8" style:family="graphic" style:list-style-name="L164">
      <style:graphic-properties draw:stroke="dash" draw:stroke-dash="Dashed_20__28_var_29__20_5" svg:stroke-width="0.049cm" svg:stroke-color="#000000" draw:marker-start="" draw:marker-start-width="0.355cm" draw:marker-start-center="false" draw:marker-end="" draw:marker-end-width="0.355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89" style:family="graphic" style:list-style-name="L165">
      <style:graphic-properties draw:stroke="solid" svg:stroke-width="0.101cm" svg:stroke-color="#000000" draw:marker-start="" draw:marker-start-width="0.499cm" draw:marker-start-center="false" draw:marker-end="Arrow" draw:marker-end-width="0.2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90" style:family="graphic" style:list-style-name="L166">
      <style:graphic-properties draw:stroke="solid" svg:stroke-width="0.101cm" svg:stroke-color="#000000" draw:marker-start="" draw:marker-start-width="0.499cm" draw:marker-start-center="false" draw:marker-end="Arrow" draw:marker-end-width="0.2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91" style:family="graphic" style:list-style-name="L167">
      <style:graphic-properties draw:stroke="solid" svg:stroke-width="0cm" svg:stroke-color="#0084d1" draw:marker-start="" draw:marker-start-width="0.199cm" draw:marker-start-center="false" draw:marker-end="" draw:marker-end-width="0.199cm" draw:marker-end-center="false" draw:fill="solid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2" style:family="graphic" style:list-style-name="L168">
      <style:graphic-properties draw:stroke="solid" svg:stroke-width="0cm" svg:stroke-color="#0084d1" draw:marker-start="" draw:marker-start-width="0.199cm" draw:marker-start-center="false" draw:marker-end="" draw:marker-end-width="0.199cm" draw:marker-end-center="false" draw:fill="solid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3" style:family="graphic" style:list-style-name="L169">
      <style:graphic-properties draw:stroke="solid" svg:stroke-width="0cm" svg:stroke-color="#0084d1" draw:marker-start="" draw:marker-start-width="0.199cm" draw:marker-start-center="false" draw:marker-end="" draw:marker-end-width="0.199cm" draw:marker-end-center="false" draw:fill="solid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4" style:family="graphic" style:list-style-name="L170">
      <style:graphic-properties draw:stroke="solid" svg:stroke-width="0cm" svg:stroke-color="#0084d1" draw:marker-start="" draw:marker-start-width="0.199cm" draw:marker-start-center="false" draw:marker-end="" draw:marker-end-width="0.199cm" draw:marker-end-center="false" draw:fill="solid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5" style:family="graphic" style:list-style-name="L171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6" style:family="graphic" style:list-style-name="L172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24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7" style:family="graphic" style:list-style-name="L173">
      <style:graphic-properties draw:stroke="dash" draw:stroke-dash="Dashed_20__28_var_29__20_6" svg:stroke-width="0.049cm" svg:stroke-color="#000000" draw:marker-start="" draw:marker-start-width="0.355cm" draw:marker-start-center="false" draw:marker-end="" draw:marker-end-width="0.355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98" style:family="graphic" style:list-style-name="L174">
      <style:graphic-properties draw:stroke="solid" svg:stroke-width="0cm" svg:stroke-color="#0084d1" draw:marker-start="" draw:marker-start-width="0.199cm" draw:marker-start-center="false" draw:marker-end="" draw:marker-end-width="0.199cm" draw:marker-end-center="false" draw:fill="solid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9" style:family="graphic" style:list-style-name="L175">
      <style:graphic-properties draw:stroke="solid" svg:stroke-width="0cm" svg:stroke-color="#0084d1" draw:marker-start="" draw:marker-start-width="0.199cm" draw:marker-start-center="false" draw:marker-end="" draw:marker-end-width="0.199cm" draw:marker-end-center="false" draw:fill="solid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0" style:family="graphic" style:list-style-name="L176">
      <style:graphic-properties draw:stroke="solid" svg:stroke-width="0cm" svg:stroke-color="#0084d1" draw:marker-start="" draw:marker-start-width="0.199cm" draw:marker-start-center="false" draw:marker-end="" draw:marker-end-width="0.199cm" draw:marker-end-center="false" draw:fill="solid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1" style:family="graphic" style:list-style-name="L177">
      <style:graphic-properties draw:stroke="solid" svg:stroke-width="0cm" svg:stroke-color="#0084d1" draw:marker-start="" draw:marker-start-width="0.199cm" draw:marker-start-center="false" draw:marker-end="" draw:marker-end-width="0.199cm" draw:marker-end-center="false" draw:fill="solid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2" style:family="graphic" style:list-style-name="L178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3" style:family="graphic" style:list-style-name="L179">
      <style:graphic-properties draw:stroke="dash" draw:stroke-dash="Dashed_20__28_var_29__20_7" svg:stroke-width="0.049cm" svg:stroke-color="#000000" draw:marker-start="" draw:marker-start-width="0.355cm" draw:marker-start-center="false" draw:marker-end="" draw:marker-end-width="0.355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104" style:family="graphic" style:list-style-name="L180">
      <style:graphic-properties draw:stroke="solid" svg:stroke-width="0.101cm" svg:stroke-color="#000000" draw:marker-start="" draw:marker-start-width="0.499cm" draw:marker-start-center="false" draw:marker-end="Arrow" draw:marker-end-width="0.2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105" style:family="graphic" style:list-style-name="L181">
      <style:graphic-properties draw:stroke="solid" svg:stroke-width="0.101cm" svg:stroke-color="#000000" draw:marker-start="" draw:marker-start-width="0.499cm" draw:marker-start-center="false" draw:marker-end="Arrow" draw:marker-end-width="0.2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Introduction</text:p>
      <text:p text:style-name="P3"/>
      <text:p text:style-name="P3">An <text:span text:style-name="T3">algorithm</text:span><text:span text:style-name="T4"> is a set of instructions that perform a particular task (or </text:span><text:span text:style-name="T3">problem</text:span><text:span text:style-name="T4">), they are at the heart of Computer Science. </text:span><text:span text:style-name="T5">As a concept, algorithms have existed long before computers, particularly in mathematics, but also in our day-to-day lives. You can actually consider much of what we do on a daily basis (such as making breakfast, or travelling to school) as algorithms.</text:span></text:p>
      <text:p text:style-name="P80"/>
      <text:p text:style-name="P4"><text:span text:style-name="T5">F</text:span><text:span text:style-name="T4">or example, this is an algorithm:</text:span></text:p>
      <text:p text:style-name="P81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23">Make Toast</text:p>
          </table:table-cell>
          <table:covered-table-cell/>
        </table:table-row>
        <table:table-row>
          <table:table-cell table:style-name="Table1.A2" office:value-type="string">
            <text:p text:style-name="P28">1</text:p>
            <text:p text:style-name="P28">2</text:p>
            <text:p text:style-name="P28">3</text:p>
            <text:p text:style-name="P28">4</text:p>
            <text:p text:style-name="P28">5</text:p>
            <text:p text:style-name="P28">6</text:p>
            <text:p text:style-name="P28">7</text:p>
            <text:p text:style-name="P28">8</text:p>
            <text:p text:style-name="P28">9</text:p>
          </table:table-cell>
          <table:table-cell table:style-name="Table1.B2" office:value-type="string">
            <text:p text:style-name="P20">Get bread from cupboard, and open packet.</text:p>
            <text:p text:style-name="P20">Put 2 slices of bread in toaster.</text:p>
            <text:p text:style-name="P20">Turn on the toaster by pressing down on the leaver.</text:p>
            <text:p text:style-name="P20">Put bread away in the cupboard.</text:p>
            <text:p text:style-name="P20">Get out a plate, a knife and the butter.</text:p>
            <text:p text:style-name="P20">Wait for the toast to pop up.</text:p>
            <text:p text:style-name="P20">Put toast on plate.</text:p>
            <text:p text:style-name="P20">Use knife to put butter on toast.</text:p>
            <text:p text:style-name="P20">Enjoy.</text:p>
          </table:table-cell>
        </table:table-row>
      </table:table>
      <text:p text:style-name="P81"/>
      <text:p text:style-name="P5"><text:span text:style-name="T4">We design write algorithms specifically for use on a computer, and then convert the algorithm into computer code by using a particular programming language, e.g. Python, Java, Ruby, Pascal, Haskell, JavaScript etc… </text:span><text:span text:style-name="T6">Algorithms that we design for computers need to follow a specific structure to make it easy to convert directly into a programming language.</text:span></text:p>
      <text:p text:style-name="P85"/>
      <text:p text:style-name="P106">Pseudocode</text:p>
      <text:p text:style-name="P86"/>
      <text:p text:style-name="P6"><text:span text:style-name="T26">Pseudocode</text:span><text:span text:style-name="T4"> is a way to write algorithms using natural language (like english) by describing steps precisely, and usually looks quite similar to a lot of </text:span><text:span text:style-name="T13">real</text:span><text:span text:style-name="T4"> programming languages.</text:span></text:p>
      <text:p text:style-name="P87"/>
      <text:p text:style-name="P7"><text:span text:style-name="T4">For example this is </text:span><text:span text:style-name="T26">pseudocode</text:span><text:span text:style-name="T4"> for an algorithm that finds the largest of two numbers:</text:span></text:p>
      <text:p text:style-name="P82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24">max(<text:span text:style-name="T38">x:</text:span><text:span text:style-name="T37">number</text:span><text:span text:style-name="T38">, y:</text:span><text:span text:style-name="T37">number</text:span>) → number</text:p>
          </table:table-cell>
          <table:covered-table-cell/>
        </table:table-row>
        <table:table-row>
          <table:table-cell table:style-name="Table2.A2" office:value-type="string">
            <text:p text:style-name="P30">1</text:p>
            <text:p text:style-name="P30">2</text:p>
            <text:p text:style-name="P30">3</text:p>
            <text:p text:style-name="P30">4</text:p>
          </table:table-cell>
          <table:table-cell table:style-name="Table2.B2" office:value-type="string">
            <text:p text:style-name="P21"><text:span text:style-name="T18">IF</text:span><text:span text:style-name="T14"> x &gt; y </text:span><text:span text:style-name="T18">THEN</text:span></text:p>
            <text:p text:style-name="P21"><text:s text:c="4"/><text:span text:style-name="T17">RETURN</text:span><text:span text:style-name="T15"> x</text:span></text:p>
            <text:p text:style-name="P26">OTHERWISE</text:p>
            <text:p text:style-name="P22"><text:s text:c="4"/><text:span text:style-name="T16">RETURN</text:span> y</text:p>
          </table:table-cell>
        </table:table-row>
      </table:table>
      <text:p text:style-name="P8"><text:soft-page-break/><text:span text:style-name="T4">You can see that there are some similarities between </text:span><text:span text:style-name="T26">pseudocode</text:span><text:span text:style-name="T4"> and </text:span><text:span text:style-name="T26">python</text:span><text:span text:style-name="T4">, </text:span><text:span text:style-name="T7">including:</text:span></text:p>
      <text:list xml:id="list1531791104886792898" text:style-name="L76">
        <text:list-item>
          <text:p text:style-name="P88">We put line numbers at the side.</text:p>
        </text:list-item>
        <text:list-item>
          <text:p text:style-name="P94"><text:span text:style-name="T4">We can use similar </text:span><text:span text:style-name="T26">keywords</text:span><text:span text:style-name="T4"> </text:span><text:span text:style-name="T13">(which keywords we use in </text:span><text:span text:style-name="T25">pseudocode</text:span><text:span text:style-name="T13"> don't really matter as long as they are in english and make sense).</text:span></text:p>
        </text:list-item>
        <text:list-item>
          <text:p text:style-name="P95"><text:span text:style-name="T31">We use </text:span><text:span text:style-name="T29">indentation</text:span><text:span text:style-name="T31"> (space at the start of a line).</text:span></text:p>
        </text:list-item>
      </text:list>
      <text:p text:style-name="P96"/>
      <text:p text:style-name="P9"><text:span text:style-name="T31">There are many different styles of </text:span><text:span text:style-name="T29">pseudocode</text:span><text:span text:style-name="T31">, and all of them are valid, </text:span><text:span text:style-name="T32">for example you don't need to use capital letters, or make things bold etc...</text:span></text:p>
      <text:p text:style-name="P89"/>
      <text:p text:style-name="P90">Here's what the above algorithm would look like in python:</text:p>
      <text:p text:style-name="P83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9">1</text:p>
            <text:p text:style-name="P29">2</text:p>
            <text:p text:style-name="P29">3</text:p>
            <text:p text:style-name="P29">4</text:p>
            <text:p text:style-name="P31">5</text:p>
          </table:table-cell>
          <table:table-cell table:style-name="Table3.B1" office:value-type="string">
            <text:p text:style-name="P27">def<text:span text:style-name="T38"> max(x, y):</text:span></text:p>
            <text:p text:style-name="P27"><text:span text:style-name="T38"><text:s text:c="4"/></text:span>if<text:span text:style-name="T38"> x &gt; y:</text:span></text:p>
            <text:p text:style-name="P27"><text:span text:style-name="T38"><text:s text:c="8"/></text:span>return<text:span text:style-name="T38"> x</text:span></text:p>
            <text:p text:style-name="P27"><text:span text:style-name="T38"><text:s text:c="4"/></text:span>else<text:span text:style-name="T38">:</text:span></text:p>
            <text:p text:style-name="P27"><text:span text:style-name="T38"><text:s text:c="8"/></text:span>return<text:span text:style-name="T38"> y</text:span></text:p>
          </table:table-cell>
        </table:table-row>
      </table:table>
      <text:p text:style-name="P91"/>
      <text:p text:style-name="P10"><text:span text:style-name="T4">You will have noticed in our </text:span><text:span text:style-name="T26">pseudocode</text:span><text:span text:style-name="T4"> example above, </text:span><text:span text:style-name="T8">that we also had this extra bit at the top: </text:span></text:p>
      <text:p text:style-name="P84"/>
      <table:table table:name="Table4" table:style-name="Table4">
        <table:table-column table:style-name="Table4.A"/>
        <table:table-row>
          <table:table-cell table:style-name="Table4.A1" office:value-type="string">
            <text:p text:style-name="P25">max(<text:span text:style-name="T38">x:</text:span><text:span text:style-name="T37">number</text:span><text:span text:style-name="T38">, y:</text:span><text:span text:style-name="T37">number</text:span>) → number</text:p>
          </table:table-cell>
        </table:table-row>
      </table:table>
      <text:p text:style-name="P92"/>
      <text:p text:style-name="P11"><text:span text:style-name="T4">This is called the </text:span><text:span text:style-name="T26">type signature</text:span><text:span text:style-name="T4"> of the algorithm, and details the inputs that the algorithm accepts, and the type of the thing it will output (if it has an output). </text:span><text:span text:style-name="T9">If an algorithm has a type signature, then we can think of it as a </text:span><text:span text:style-name="T27">function</text:span><text:span text:style-name="T9">, like in any programming language.</text:span></text:p>
      <text:p text:style-name="P93"/>
      <text:p text:style-name="P12"><text:span text:style-name="T9">I</text:span><text:span text:style-name="T4">n this case, the algorithm input</text:span><text:span text:style-name="T11">s</text:span><text:span text:style-name="T4"> </text:span><text:span text:style-name="T10">two</text:span><text:span text:style-name="T4"> values, both of which are numbers, and called them </text:span><text:span text:style-name="T26">x</text:span><text:span text:style-name="T4"> and </text:span><text:span text:style-name="T26">y</text:span><text:span text:style-name="T4">. It also outputs a </text:span><text:span text:style-name="T26">number</text:span><text:span text:style-name="T4">. </text:span><text:span text:style-name="T12">Look at the similarities between this and the first line of our </text:span><text:span text:style-name="T28">python</text:span><text:span text:style-name="T12"> version.</text:span></text:p>
      <text:p text:style-name="P19">Sorting Algorithms</text:p>
      <text:p text:style-name="P16"/>
      <text:p text:style-name="P13">Quite often when designing algorithms and writing software, we find that we want to sort lists of items into some kind of order (for example, we may have a list of words we want in <text:span text:style-name="T24">alphabetical</text:span> order, or a list of numbers we want in <text:span text:style-name="T30">ascending</text:span><text:span text:style-name="T59"> (increasing)</text:span> order).</text:p>
      <text:p text:style-name="P13"/>
      <text:p text:style-name="P14">For now, we'll just focus on putting lists of numbers in ascending order.</text:p>
      <text:p text:style-name="P13"/>
      <text:p text:style-name="P17">Bubble Sort</text:p>
      <text:p text:style-name="P13"/>
      <text:p text:style-name="P18"><text:span text:style-name="T47">Bubble sort is a </text:span><text:span text:style-name="T48">simple sorting algorithm </text:span><text:span text:style-name="T49">that works like so:</text:span></text:p>
      <text:p text:style-name="P98"/>
      <text:list xml:id="list4364773550077023409" text:style-name="L77">
        <text:list-item>
          <text:p text:style-name="P107"><text:span text:style-name="T50">G</text:span><text:span text:style-name="T47">o along the list </text:span><text:span text:style-name="T1">comparing</text:span><text:span text:style-name="T47"> each pair of </text:span>consecutive<text:span text:style-name="T47"> numbers (numbers that are next to each other in the list).</text:span></text:p>
        </text:list-item>
        <text:list-item>
          <text:p text:style-name="P99">If the second number is smaller than the first, <text:span text:style-name="T24">swap</text:span> them.</text:p>
        </text:list-item>
        <text:list-item>
          <text:p text:style-name="P99">Do this <text:span text:style-name="T62">sweep</text:span><text:span text:style-name="T60"> </text:span>for the whole length of the list, then again but ignoring the last number, and again but ignoring the last 2 numbers, then ignoring the last 3 numbers etc…</text:p>
        </text:list-item>
        <text:list-item>
          <text:p text:style-name="P108"><text:span text:style-name="T50">W</text:span><text:span text:style-name="T47">hen you reach a point where you are ignoring all numbers, the list will be sorted.</text:span></text:p>
        </text:list-item>
      </text:list>
      <text:p text:style-name="P100"/>
      <text:p text:style-name="P101">Take for example this list [6, 4, 7, 5], bubble sort would work like this:</text:p>
      <text:p text:style-name="P101"><text:span text:style-name="T71">Note: “comp” mean </text:span><text:span text:style-name="T72">comparison</text:span><text:span text:style-name="T73">.</text:span></text:p>
      <text:p text:style-name="P101"/>
      <text:p text:style-name="P101"><text:tab/>Sweep 1:</text:p>
      <text:p text:style-name="P101"/>
      <text:p text:style-name="P101"><draw:g text:anchor-type="paragraph" draw:z-index="0" draw:style-name="gr1"><draw:g draw:style-name="gr2"><draw:g draw:style-name="gr2"><draw:rect draw:style-name="gr3" draw:text-style-name="P121" xml:id="id1" draw:id="id1" svg:width="0.941cm" svg:height="0.914cm" svg:x="0.723cm" svg:y="0.282cm"><text:p text:style-name="P120"><text:span text:style-name="T85">6</text:span></text:p></draw:rect><draw:rect draw:style-name="gr4" draw:text-style-name="P121" xml:id="id2" draw:id="id2" svg:width="0.939cm" svg:height="0.914cm" svg:x="1.993cm" svg:y="0.282cm"><text:p text:style-name="P120"><text:span text:style-name="T85">4</text:span></text:p></draw:rect><draw:rect draw:style-name="gr5" draw:text-style-name="P122" svg:width="0.939cm" svg:height="0.914cm" svg:x="3.263cm" svg:y="0.282cm"><text:p text:style-name="P120"><text:span text:style-name="T86">7</text:span></text:p></draw:rect><draw:rect draw:style-name="gr6" draw:text-style-name="P122" svg:width="0.939cm" svg:height="0.914cm" svg:x="4.53cm" svg:y="0.282cm"><text:p text:style-name="P120"><text:span text:style-name="T86">5</text:span></text:p></draw:rect><draw:connector draw:style-name="gr7" draw:text-style-name="P123" svg:x1="1.192cm" svg:y1="1.196cm" svg:x2="2.462cm" svg:y2="1.196cm" draw:start-shape="id1" draw:start-glue-point="2" draw:end-shape="id2" draw:end-glue-point="2" svg:d="M1192 1196v501h1270v-501" svg:viewBox="0 0 1272 503"><text:p text:style-name="P120"><text:span text:style-name="T87">comp</text:span></text:p></draw:connector></draw:g><draw:g draw:style-name="gr2"><draw:rect draw:style-name="gr8" draw:text-style-name="P121" xml:id="id3" draw:id="id3" svg:width="0.939cm" svg:height="0.914cm" svg:x="6.935cm" svg:y="0.282cm"><text:p text:style-name="P120"><text:span text:style-name="T85">4</text:span></text:p></draw:rect><draw:rect draw:style-name="gr9" draw:text-style-name="P121" xml:id="id4" draw:id="id4" svg:width="0.939cm" svg:height="0.914cm" svg:x="8.204cm" svg:y="0.282cm"><text:p text:style-name="P120"><text:span text:style-name="T85">6</text:span></text:p></draw:rect><draw:rect draw:style-name="gr10" draw:text-style-name="P122" svg:width="0.939cm" svg:height="0.914cm" svg:x="9.474cm" svg:y="0.282cm"><text:p text:style-name="P120"><text:span text:style-name="T86">7</text:span></text:p></draw:rect><draw:rect draw:style-name="gr11" draw:text-style-name="P122" svg:width="0.943cm" svg:height="0.914cm" svg:x="10.74cm" svg:y="0.282cm"><text:p text:style-name="P120"><text:span text:style-name="T86">5</text:span></text:p></draw:rect><draw:connector draw:style-name="gr12" draw:text-style-name="P123" svg:x1="7.405cm" svg:y1="1.196cm" svg:x2="8.673cm" svg:y2="1.196cm" draw:start-shape="id3" draw:start-glue-point="2" draw:end-shape="id4" draw:end-glue-point="2" svg:d="M7405 1196v501h1268v-501" svg:viewBox="0 0 1270 503"><text:p text:style-name="P120"><text:span text:style-name="T87">swap</text:span></text:p></draw:connector></draw:g><draw:g draw:style-name="gr2"><draw:rect draw:style-name="gr13" draw:text-style-name="P121" svg:width="0.941cm" svg:height="0.914cm" svg:x="13.097cm" svg:y="0.282cm"><text:p text:style-name="P120"><text:span text:style-name="T85">4</text:span></text:p></draw:rect><draw:rect draw:style-name="gr14" draw:text-style-name="P121" xml:id="id5" draw:id="id5" svg:width="0.939cm" svg:height="0.914cm" svg:x="14.367cm" svg:y="0.282cm"><text:p text:style-name="P120"><text:span text:style-name="T85">6</text:span></text:p></draw:rect><draw:rect draw:style-name="gr15" draw:text-style-name="P122" xml:id="id6" draw:id="id6" svg:width="0.939cm" svg:height="0.914cm" svg:x="15.637cm" svg:y="0.282cm"><text:p text:style-name="P120"><text:span text:style-name="T86">7</text:span></text:p></draw:rect><draw:rect draw:style-name="gr16" draw:text-style-name="P122" svg:width="0.941cm" svg:height="0.914cm" svg:x="16.901cm" svg:y="0.282cm"><text:p text:style-name="P120"><text:span text:style-name="T86">5</text:span></text:p></draw:rect><draw:connector draw:style-name="gr17" draw:text-style-name="P123" svg:x1="14.836cm" svg:y1="1.196cm" svg:x2="16.106cm" svg:y2="1.196cm" draw:start-shape="id5" draw:start-glue-point="2" draw:end-shape="id6" draw:end-glue-point="2" svg:d="M14836 1196v501h1270v-501" svg:viewBox="0 0 1272 503"><text:p text:style-name="P120"><text:span text:style-name="T87">comp</text:span></text:p></draw:connector></draw:g><draw:line draw:style-name="gr18" draw:text-style-name="P124" svg:x1="5.851cm" svg:y1="0.788cm" svg:x2="6.551cm" svg:y2="0.788cm"><text:p/></draw:line><draw:line draw:style-name="gr19" draw:text-style-name="P124" svg:x1="12.062cm" svg:y1="0.788cm" svg:x2="12.762cm" svg:y2="0.788cm"><text:p/></draw:line><draw:line draw:style-name="gr20" draw:text-style-name="P124" svg:x1="-0.36cm" svg:y1="0.781cm" svg:x2="0.34cm" svg:y2="0.781cm"><text:p/></draw:line></draw:g><draw:g draw:style-name="gr2"><draw:g draw:style-name="gr2"><draw:rect draw:style-name="gr21" draw:text-style-name="P121" svg:width="0.941cm" svg:height="0.916cm" svg:x="0.723cm" svg:y="2.549cm"><text:p text:style-name="P120"><text:span text:style-name="T85">4</text:span></text:p></draw:rect><draw:rect draw:style-name="gr22" draw:text-style-name="P121" svg:width="0.939cm" svg:height="0.916cm" svg:x="1.993cm" svg:y="2.549cm"><text:p text:style-name="P120"><text:span text:style-name="T85">6</text:span></text:p></draw:rect><draw:rect draw:style-name="gr23" draw:text-style-name="P122" xml:id="id7" draw:id="id7" svg:width="0.939cm" svg:height="0.916cm" svg:x="3.263cm" svg:y="2.549cm"><text:p text:style-name="P120"><text:span text:style-name="T86">7</text:span></text:p></draw:rect><draw:rect draw:style-name="gr24" draw:text-style-name="P122" xml:id="id8" draw:id="id8" svg:width="0.939cm" svg:height="0.916cm" svg:x="4.53cm" svg:y="2.549cm"><text:p text:style-name="P120"><text:span text:style-name="T86">5</text:span></text:p></draw:rect><draw:connector draw:style-name="gr25" draw:text-style-name="P123" svg:x1="3.732cm" svg:y1="3.464cm" svg:x2="4.999cm" svg:y2="3.464cm" draw:start-shape="id7" draw:start-glue-point="2" draw:end-shape="id8" draw:end-glue-point="2" svg:d="M3732 3464v501h1267v-501" svg:viewBox="0 0 1268 503"><text:p text:style-name="P120"><text:span text:style-name="T87">comp</text:span></text:p></draw:connector></draw:g><draw:g draw:style-name="gr2"><draw:rect draw:style-name="gr26" draw:text-style-name="P121" svg:width="0.939cm" svg:height="0.916cm" svg:x="6.935cm" svg:y="2.549cm"><text:p text:style-name="P120"><text:span text:style-name="T85">4</text:span></text:p></draw:rect><draw:rect draw:style-name="gr27" draw:text-style-name="P121" svg:width="0.939cm" svg:height="0.916cm" svg:x="8.204cm" svg:y="2.549cm"><text:p text:style-name="P120"><text:span text:style-name="T85">6</text:span></text:p></draw:rect><draw:rect draw:style-name="gr28" draw:text-style-name="P122" xml:id="id9" draw:id="id9" svg:width="0.939cm" svg:height="0.916cm" svg:x="9.474cm" svg:y="2.549cm"><text:p text:style-name="P120"><text:span text:style-name="T86">5</text:span></text:p></draw:rect><draw:rect draw:style-name="gr29" draw:text-style-name="P122" xml:id="id10" draw:id="id10" svg:width="0.943cm" svg:height="0.916cm" svg:x="10.74cm" svg:y="2.549cm"><text:p text:style-name="P120"><text:span text:style-name="T86">7</text:span></text:p></draw:rect><draw:connector draw:style-name="gr30" draw:text-style-name="P123" svg:x1="9.943cm" svg:y1="3.464cm" svg:x2="11.211cm" svg:y2="3.464cm" draw:start-shape="id9" draw:start-glue-point="2" draw:end-shape="id10" draw:end-glue-point="2" svg:d="M9943 3464v501h1268v-501" svg:viewBox="0 0 1270 503"><text:p text:style-name="P120"><text:span text:style-name="T87">swap</text:span></text:p></draw:connector></draw:g><draw:line draw:style-name="gr31" draw:text-style-name="P124" svg:x1="5.851cm" svg:y1="3.056cm" svg:x2="6.551cm" svg:y2="3.056cm"><text:p/></draw:line><draw:line draw:style-name="gr32" draw:text-style-name="P124" svg:x1="-0.36cm" svg:y1="3.056cm" svg:x2="0.34cm" svg:y2="3.056cm"><text:p/></draw:line></draw:g></draw:g></text:p>
      <text:p text:style-name="P101"/>
      <text:p text:style-name="P102"><text:tab/><text:span text:style-name="T70">3 comparisons, and 2 swaps.</text:span></text:p>
      <text:p text:style-name="P119"><text:tab/>Sweep 2:</text:p>
      <text:p text:style-name="P101"/>
      <text:p text:style-name="P101"><draw:g text:anchor-type="paragraph" draw:z-index="1" draw:style-name="gr1"><draw:g draw:style-name="gr2"><draw:rect draw:style-name="gr33" draw:text-style-name="P121" xml:id="id11" draw:id="id11" svg:width="0.941cm" svg:height="0.914cm" svg:x="0.723cm" svg:y="0.102cm"><text:p text:style-name="P120"><text:span text:style-name="T85">4</text:span></text:p></draw:rect><draw:rect draw:style-name="gr34" draw:text-style-name="P121" xml:id="id12" draw:id="id12" svg:width="0.939cm" svg:height="0.914cm" svg:x="1.993cm" svg:y="0.102cm"><text:p text:style-name="P120"><text:span text:style-name="T85">6</text:span></text:p></draw:rect><draw:rect draw:style-name="gr35" draw:text-style-name="P122" svg:width="0.939cm" svg:height="0.914cm" svg:x="3.263cm" svg:y="0.102cm"><text:p text:style-name="P120"><text:span text:style-name="T86">5</text:span></text:p></draw:rect><draw:rect draw:style-name="gr36" draw:text-style-name="P122" svg:width="0.939cm" svg:height="0.914cm" svg:x="4.53cm" svg:y="0.102cm"><text:p text:style-name="P120"><text:span text:style-name="T86">7</text:span></text:p></draw:rect><draw:connector draw:style-name="gr37" draw:text-style-name="P123" svg:x1="1.192cm" svg:y1="1.016cm" svg:x2="2.462cm" svg:y2="1.016cm" draw:start-shape="id11" draw:start-glue-point="2" draw:end-shape="id12" draw:end-glue-point="2" svg:d="M1192 1016v501h1270v-501" svg:viewBox="0 0 1272 503"><text:p text:style-name="P120"><text:span text:style-name="T87">comp</text:span></text:p></draw:connector><draw:line draw:style-name="gr38" draw:text-style-name="P124" svg:x1="4.365cm" svg:y1="0.11cm" svg:x2="4.365cm" svg:y2="1.01cm"><text:p/></draw:line></draw:g><draw:g draw:style-name="gr2"><draw:rect draw:style-name="gr39" draw:text-style-name="P121" svg:width="0.939cm" svg:height="0.914cm" svg:x="6.935cm" svg:y="0.102cm"><text:p text:style-name="P120"><text:span text:style-name="T85">4</text:span></text:p></draw:rect><draw:rect draw:style-name="gr40" draw:text-style-name="P121" xml:id="id13" draw:id="id13" svg:width="0.939cm" svg:height="0.914cm" svg:x="8.204cm" svg:y="0.102cm"><text:p text:style-name="P120"><text:span text:style-name="T85">6</text:span></text:p></draw:rect><draw:rect draw:style-name="gr41" draw:text-style-name="P122" xml:id="id14" draw:id="id14" svg:width="0.939cm" svg:height="0.914cm" svg:x="9.474cm" svg:y="0.102cm"><text:p text:style-name="P120"><text:span text:style-name="T86">5</text:span></text:p></draw:rect><draw:rect draw:style-name="gr42" draw:text-style-name="P122" svg:width="0.941cm" svg:height="0.914cm" svg:x="10.74cm" svg:y="0.102cm"><text:p text:style-name="P120"><text:span text:style-name="T86">7</text:span></text:p></draw:rect><draw:connector draw:style-name="gr43" draw:text-style-name="P123" svg:x1="8.673cm" svg:y1="1.016cm" svg:x2="9.943cm" svg:y2="1.016cm" draw:start-shape="id13" draw:start-glue-point="2" draw:end-shape="id14" draw:end-glue-point="2" svg:d="M8673 1016v501h1270v-501" svg:viewBox="0 0 1272 503"><text:p text:style-name="P120"><text:span text:style-name="T87">comp</text:span></text:p></draw:connector><draw:line draw:style-name="gr44" draw:text-style-name="P124" svg:x1="10.577cm" svg:y1="0.11cm" svg:x2="10.577cm" svg:y2="1.01cm"><text:p/></draw:line></draw:g><draw:g draw:style-name="gr2"><draw:rect draw:style-name="gr45" draw:text-style-name="P121" svg:width="0.941cm" svg:height="0.914cm" svg:x="13.095cm" svg:y="0.102cm"><text:p text:style-name="P120"><text:span text:style-name="T85">4</text:span></text:p></draw:rect><draw:rect draw:style-name="gr46" draw:text-style-name="P121" xml:id="id15" draw:id="id15" svg:width="0.939cm" svg:height="0.914cm" svg:x="14.365cm" svg:y="0.102cm"><text:p text:style-name="P120"><text:span text:style-name="T85">5</text:span></text:p></draw:rect><draw:rect draw:style-name="gr47" draw:text-style-name="P122" xml:id="id16" draw:id="id16" svg:width="0.939cm" svg:height="0.914cm" svg:x="15.635cm" svg:y="0.102cm"><text:p text:style-name="P120"><text:span text:style-name="T86">6</text:span></text:p></draw:rect><draw:rect draw:style-name="gr48" draw:text-style-name="P122" svg:width="0.939cm" svg:height="0.914cm" svg:x="16.901cm" svg:y="0.102cm"><text:p text:style-name="P120"><text:span text:style-name="T86">7</text:span></text:p></draw:rect><draw:connector draw:style-name="gr49" draw:text-style-name="P123" svg:x1="14.834cm" svg:y1="1.016cm" svg:x2="16.104cm" svg:y2="1.016cm" draw:start-shape="id15" draw:start-glue-point="2" draw:end-shape="id16" draw:end-glue-point="2" svg:d="M14834 1016v501h1270v-501" svg:viewBox="0 0 1272 503"><text:p text:style-name="P120"><text:span text:style-name="T87">swap</text:span></text:p></draw:connector><draw:line draw:style-name="gr50" draw:text-style-name="P124" svg:x1="16.737cm" svg:y1="0.11cm" svg:x2="16.737cm" svg:y2="1.01cm"><text:p/></draw:line></draw:g><draw:line draw:style-name="gr51" draw:text-style-name="P124" svg:x1="5.851cm" svg:y1="0.61cm" svg:x2="6.551cm" svg:y2="0.61cm"><text:p/></draw:line><draw:line draw:style-name="gr52" draw:text-style-name="P124" svg:x1="12.062cm" svg:y1="0.61cm" svg:x2="12.762cm" svg:y2="0.61cm"><text:p/></draw:line><draw:line draw:style-name="gr53" draw:text-style-name="P124" svg:x1="-0.359cm" svg:y1="0.603cm" svg:x2="0.341cm" svg:y2="0.603cm"><text:p/></draw:line></draw:g></text:p>
      <text:p text:style-name="P102"><text:tab/><text:span text:style-name="T70">2 comparisons, 1 swap.</text:span></text:p>
      <text:p text:style-name="P101"/>
      <text:p text:style-name="P101"><text:tab/>Sweep 3:</text:p>
      <text:p text:style-name="P101"><draw:g text:anchor-type="paragraph" draw:z-index="2" draw:style-name="gr1"><draw:g draw:style-name="gr2"><draw:rect draw:style-name="gr54" draw:text-style-name="P121" xml:id="id17" draw:id="id17" svg:width="0.941cm" svg:height="0.914cm" svg:x="0.723cm" svg:y="0.612cm"><text:p text:style-name="P120"><text:span text:style-name="T85">4</text:span></text:p></draw:rect><draw:rect draw:style-name="gr55" draw:text-style-name="P121" xml:id="id18" draw:id="id18" svg:width="0.939cm" svg:height="0.914cm" svg:x="1.993cm" svg:y="0.612cm"><text:p text:style-name="P120"><text:span text:style-name="T85">6</text:span></text:p></draw:rect><draw:rect draw:style-name="gr56" draw:text-style-name="P122" svg:width="0.939cm" svg:height="0.914cm" svg:x="3.263cm" svg:y="0.612cm"><text:p text:style-name="P120"><text:span text:style-name="T86">5</text:span></text:p></draw:rect><draw:rect draw:style-name="gr57" draw:text-style-name="P122" svg:width="0.939cm" svg:height="0.914cm" svg:x="4.53cm" svg:y="0.612cm"><text:p text:style-name="P120"><text:span text:style-name="T86">7</text:span></text:p></draw:rect><draw:connector draw:style-name="gr58" draw:text-style-name="P123" svg:x1="1.192cm" svg:y1="1.526cm" svg:x2="2.462cm" svg:y2="1.526cm" draw:start-shape="id17" draw:start-glue-point="2" draw:end-shape="id18" draw:end-glue-point="2" svg:d="M1192 1526v501h1270v-501" svg:viewBox="0 0 1272 503"><text:p text:style-name="P120"><text:span text:style-name="T87">comp</text:span></text:p></draw:connector><draw:line draw:style-name="gr59" draw:text-style-name="P124" svg:x1="3.097cm" svg:y1="0.619cm" svg:x2="3.097cm" svg:y2="1.519cm"><text:p/></draw:line></draw:g><draw:line draw:style-name="gr60" draw:text-style-name="P124" svg:x1="-0.359cm" svg:y1="1.112cm" svg:x2="0.341cm" svg:y2="1.112cm"><text:p/></draw:line></draw:g></text:p>
      <text:p text:style-name="P102"><text:tab/><text:span text:style-name="T70">1 comparison, 0 swaps.</text:span></text:p>
      <text:p text:style-name="P102"><text:span text:style-name="T33"/></text:p>
      <text:p text:style-name="P103"><text:span text:style-name="T33">You can see that 1 sweep is not enough, because the numbers 5 and 6 need to be swapped to make the list ordered.</text:span></text:p>
      <text:p text:style-name="P103"><text:span text:style-name="T33"/></text:p>
      <text:p text:style-name="P105"><text:span text:style-name="T33">Here is pseudocode for bubble sort: </text:span><text:span text:style-name="T36">(</text:span><text:span text:style-name="T64">Remember:</text:span><text:span text:style-name="T36"> indexes start at </text:span><text:span text:style-name="T64">zero</text:span><text:span text:style-name="T36">)</text:span></text:p>
      <text:p text:style-name="P109"><text:span text:style-name="T34">Note</text:span><text:span text:style-name="T33">: array is a </text:span><text:span text:style-name="T35">special </text:span><text:span text:style-name="T33">kind of list</text:span></text:p>
      <text:p text:style-name="P105"><text:span text:style-name="T33"/></text:p>
      <table:table table:name="Table6" table:style-name="Table6">
        <table:table-column table:style-name="Table6.A"/>
        <table:table-column table:style-name="Table6.B"/>
        <table:table-row>
          <table:table-cell table:style-name="Table6.A1" table:number-columns-spanned="2" office:value-type="string">
            <text:p text:style-name="P32"><text:span text:style-name="T74">bubble_sort</text:span>(<text:span text:style-name="T39">arr</text:span><text:span text:style-name="T38">:</text:span><text:span text:style-name="T75">array of numbers</text:span>) →<text:span text:style-name="T74"> nothing</text:span></text:p>
          </table:table-cell>
          <table:covered-table-cell/>
        </table:table-row>
        <table:table-row>
          <table:table-cell table:style-name="Table6.A2" office:value-type="string">
            <text:p text:style-name="P38">1</text:p>
            <text:p text:style-name="P38">2</text:p>
            <text:p text:style-name="P38">3</text:p>
            <text:p text:style-name="P38">4</text:p>
            <text:p text:style-name="P40">5</text:p>
            <text:p text:style-name="P40">6</text:p>
          </table:table-cell>
          <table:table-cell table:style-name="Table6.B2" office:value-type="string">
            <text:p text:style-name="P34"><text:span text:style-name="T18">S</text:span><text:span text:style-name="T16">ET</text:span><text:span text:style-name="T38"> n = length of </text:span><text:span text:style-name="T39">arr</text:span></text:p>
            <text:p text:style-name="P34"><text:span text:style-name="T16">WHILE </text:span><text:span text:style-name="T38">n &gt; 1 </text:span><text:span text:style-name="T16">DO</text:span></text:p>
            <text:p text:style-name="P34"><text:span text:style-name="T38"><text:s text:c="4"/></text:span><text:span text:style-name="T19">FOR</text:span><text:span text:style-name="T40"> i </text:span><text:span text:style-name="T19">IN</text:span><text:span text:style-name="T40"> </text:span><text:span text:style-name="T41">[0, 1, … , n-3, n-2] </text:span><text:span text:style-name="T20">DO</text:span></text:p>
            <text:p text:style-name="P34"><text:span text:style-name="T41"><text:s text:c="8"/></text:span><text:span text:style-name="T21">IF</text:span><text:span text:style-name="T42"> arr[i] &gt; arr[i+1] </text:span><text:span text:style-name="T21">THEN</text:span></text:p>
            <text:p text:style-name="P36"><text:s text:c="12"/><text:span text:style-name="T76">swap arr[i] and arr[i+1]</text:span></text:p>
            <text:p text:style-name="P36"><text:s text:c="4"/><text:span text:style-name="T21">SET</text:span><text:span text:style-name="T76"> n = n - 1</text:span></text:p>
          </table:table-cell>
        </table:table-row>
      </table:table>
      <text:p text:style-name="P104"><text:span text:style-name="T33"/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43">Questions</text:p>
          </table:table-cell>
        </table:table-row>
        <table:table-row>
          <table:table-cell table:style-name="Table5.A2" office:value-type="string">
            <text:p text:style-name="P46"><text:span text:style-name="T24">1.1</text:span><text:span text:style-name="T47">:</text:span></text:p>
            <text:p text:style-name="P50">Draw and run through the steps of bubble sort, <text:span text:style-name="T77">like above, for the list [4, 5, 7, 6]</text:span></text:p>
            <text:p text:style-name="P50"/>
            <text:p text:style-name="P74">1.2:</text:p>
            <text:p text:style-name="P50">Draw and run through the steps of bubble sort <text:span text:style-name="T79">for the following lists, and count the number of comparisons and swaps done in each case:</text:span></text:p>
            <text:p text:style-name="P50"/>
            <text:list xml:id="list3789504902272355532" text:style-name="L78">
              <text:list-item>
                <text:p text:style-name="P56">[3, 2, 1]</text:p>
              </text:list-item>
              <text:list-item>
                <text:p text:style-name="P56">[2, 7, 1, 6, 4]</text:p>
              </text:list-item>
              <text:list-item>
                <text:p text:style-name="P56">[4, 6, 6, 18, 20]</text:p>
              </text:list-item>
            </text:list>
            <text:p text:style-name="P77"><text:soft-page-break/><text:span text:style-name="T38">1.</text:span><text:span text:style-name="T43">3</text:span><text:span text:style-name="T38">:</text:span></text:p>
            <text:p text:style-name="P62"><text:span text:style-name="T47">Find </text:span><text:span text:style-name="T67">and write down </text:span><text:span text:style-name="T47">an order for the list with numbers 4,5,6,7 so that running bubble sort on it will result in no </text:span>swaps being<text:span text:style-name="T47"> made.</text:span></text:p>
            <text:p text:style-name="P62"><text:span text:style-name="T47"/></text:p>
            <text:p text:style-name="P62">1.<text:span text:style-name="T79">4</text:span>:</text:p>
            <text:p text:style-name="P65"><text:span text:style-name="T47">Find and write down a general rule that any list has to follow so that bubble sort </text:span>never makes any swaps <text:span text:style-name="T47">when run on it.</text:span></text:p>
            <text:p text:style-name="P65"><text:span text:style-name="T47"/></text:p>
            <text:p text:style-name="P68">1.<text:span text:style-name="T79">5</text:span>:</text:p>
            <text:p text:style-name="P59">Find and write down an order for the list with numbers 4,5,6,7 so that running bubble sort on it will result in a swap <text:span text:style-name="T24">after every comparison</text:span>.</text:p>
            <text:p text:style-name="P59"/>
            <text:p text:style-name="P68">1.<text:span text:style-name="T79">6</text:span>:</text:p>
            <text:p text:style-name="P53">Find and write down a general rule that any list has to follow so that bubble sort <text:span text:style-name="T24">always makes a swap after every comparison</text:span> when run on it.</text:p>
            <text:p text:style-name="P53"/>
            <text:p text:style-name="P71">1.<text:span text:style-name="T79">7</text:span>:</text:p>
            <text:p text:style-name="P71"><text:span text:style-name="T47">Write down python code (on paper) for the bubble sort algorithm, using the pseudocode as a starting point. The function definition should look like: </text:span><text:span text:style-name="T51">def </text:span><text:span text:style-name="T53">b</text:span><text:span text:style-name="T54">ubble_sort</text:span><text:span text:style-name="T55">(</text:span><text:span text:style-name="T53">arr</text:span><text:span text:style-name="T55">):</text:span></text:p>
            <text:p text:style-name="P71"><text:span text:style-name="T47"/></text:p>
            <text:p text:style-name="P68">Remember:<text:span text:style-name="T47"> the python function </text:span><text:span text:style-name="T57">range</text:span><text:span text:style-name="T58">(</text:span><text:span text:style-name="T57">n</text:span><text:span text:style-name="T58">):</text:span><text:span text:style-name="T47"> makes a list like </text:span><text:span text:style-name="T57">[0, 1, …, n-1]</text:span></text:p>
          </table:table-cell>
        </table:table-row>
      </table:table>
      <text:p text:style-name="P116"/>
      <text:p text:style-name="P110">Selection Sort</text:p>
      <text:p text:style-name="P110"><text:span text:style-name="T47"/></text:p>
      <text:p text:style-name="P111"><text:span text:style-name="T47">Selection sort is another basic sorting algorithm, and it works like this:</text:span></text:p>
      <text:p text:style-name="P111"><text:span text:style-name="T47"/></text:p>
      <text:list xml:id="list4634895369543608174" text:style-name="L79">
        <text:list-item>
          <text:p text:style-name="P112"><text:span text:style-name="T47">find the maximum number in the list</text:span></text:p>
        </text:list-item>
        <text:list-item>
          <text:p text:style-name="P112"><text:span text:style-name="T47">swap that number with the last element in the list</text:span></text:p>
        </text:list-item>
        <text:list-item>
          <text:p text:style-name="P112"><text:span text:style-name="T47">find the maximum number in the list, ignoring the last element</text:span></text:p>
        </text:list-item>
        <text:list-item>
          <text:p text:style-name="P112"><text:span text:style-name="T47">swap that number with the second last element in the list</text:span></text:p>
        </text:list-item>
        <text:list-item>
          <text:p text:style-name="P112"><text:span text:style-name="T47">find the maximum number in the list, ignoring the last two</text:span></text:p>
        </text:list-item>
        <text:list-item>
          <text:p text:style-name="P112"><text:span text:style-name="T47">etc…</text:span></text:p>
        </text:list-item>
      </text:list>
      <text:p text:style-name="P111"/>
      <text:p text:style-name="P114">For example on the list [6, 4, 7, 5], it would work like this:</text:p>
      <text:p text:style-name="P114"><draw:g text:anchor-type="paragraph" draw:z-index="3" draw:style-name="gr61"><draw:g draw:style-name="gr2"><draw:g draw:style-name="gr2"><draw:rect draw:style-name="gr62" draw:text-style-name="P121" xml:id="id19" draw:id="id19" svg:width="0.943cm" svg:height="0.914cm" svg:x="4.233cm" svg:y="0.64cm"><text:p text:style-name="P120"><text:span text:style-name="T85">6</text:span></text:p></draw:rect><draw:rect draw:style-name="gr63" draw:text-style-name="P121" svg:width="0.939cm" svg:height="0.914cm" svg:x="5.505cm" svg:y="0.64cm"><text:p text:style-name="P120"><text:span text:style-name="T85">4</text:span></text:p></draw:rect><draw:rect draw:style-name="gr64" draw:text-style-name="P122" svg:width="0.939cm" svg:height="0.914cm" svg:x="6.775cm" svg:y="0.64cm"><text:p text:style-name="P120"><text:span text:style-name="T86">7</text:span></text:p></draw:rect><draw:rect draw:style-name="gr65" draw:text-style-name="P122" xml:id="id20" draw:id="id20" svg:width="0.941cm" svg:height="0.914cm" svg:x="8.042cm" svg:y="0.64cm"><text:p text:style-name="P120"><text:span text:style-name="T86">5</text:span></text:p></draw:rect><draw:connector draw:style-name="gr66" draw:text-style-name="P123" svg:x1="4.704cm" svg:y1="1.554cm" svg:x2="8.511cm" svg:y2="1.554cm" draw:start-shape="id19" draw:start-glue-point="2" draw:end-shape="id20" draw:end-glue-point="2" svg:d="M4704 1554v501h3807v-501" svg:viewBox="0 0 3808 503"><text:p text:style-name="P120"><text:span text:style-name="T87">find max</text:span></text:p></draw:connector><draw:custom-shape draw:style-name="gr67" draw:text-style-name="P124" svg:width="0.701cm" svg:height="0.701cm" svg:x="6.893cm" svg:y="0.7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2"><draw:rect draw:style-name="gr68" draw:text-style-name="P121" svg:width="0.941cm" svg:height="0.914cm" svg:x="10.447cm" svg:y="0.64cm"><text:p text:style-name="P120"><text:span text:style-name="T85">6</text:span></text:p></draw:rect><draw:rect draw:style-name="gr69" draw:text-style-name="P121" svg:width="0.941cm" svg:height="0.914cm" svg:x="11.716cm" svg:y="0.64cm"><text:p text:style-name="P120"><text:span text:style-name="T85">4</text:span></text:p></draw:rect><draw:rect draw:style-name="gr70" draw:text-style-name="P122" xml:id="id21" draw:id="id21" svg:width="0.941cm" svg:height="0.914cm" svg:x="12.986cm" svg:y="0.64cm"><text:p text:style-name="P120"><text:span text:style-name="T86">5</text:span></text:p></draw:rect><draw:rect draw:style-name="gr71" draw:text-style-name="P122" xml:id="id22" draw:id="id22" svg:width="0.943cm" svg:height="0.914cm" svg:x="14.252cm" svg:y="0.64cm"><text:p text:style-name="P120"><text:span text:style-name="T86">7</text:span></text:p></draw:rect><draw:connector draw:style-name="gr72" draw:text-style-name="P123" svg:x1="13.455cm" svg:y1="1.554cm" svg:x2="14.723cm" svg:y2="1.554cm" draw:start-shape="id21" draw:start-glue-point="2" draw:end-shape="id22" draw:end-glue-point="2" svg:d="M13455 1554v501h1268v-501" svg:viewBox="0 0 1270 503"><text:p text:style-name="P120"><text:span text:style-name="T87">swap</text:span></text:p></draw:connector><draw:line draw:style-name="gr73" draw:text-style-name="P124" svg:x1="14.09cm" svg:y1="0.648cm" svg:x2="14.09cm" svg:y2="1.548cm"><text:p/></draw:line></draw:g><draw:line draw:style-name="gr74" draw:text-style-name="P124" svg:x1="9.363cm" svg:y1="1.148cm" svg:x2="10.063cm" svg:y2="1.148cm"><text:p/></draw:line><draw:line draw:style-name="gr75" draw:text-style-name="P124" svg:x1="3.152cm" svg:y1="1.141cm" svg:x2="3.852cm" svg:y2="1.141cm"><text:p/></draw:line></draw:g><draw:g draw:style-name="gr2"><draw:g draw:style-name="gr2"><draw:rect draw:style-name="gr76" draw:text-style-name="P121" xml:id="id23" draw:id="id23" svg:width="0.943cm" svg:height="0.918cm" svg:x="4.233cm" svg:y="2.607cm"><text:p text:style-name="P120"><text:span text:style-name="T85">6</text:span></text:p></draw:rect><draw:rect draw:style-name="gr77" draw:text-style-name="P121" svg:width="0.939cm" svg:height="0.918cm" svg:x="5.505cm" svg:y="2.607cm"><text:p text:style-name="P120"><text:span text:style-name="T85">4</text:span></text:p></draw:rect><draw:rect draw:style-name="gr78" draw:text-style-name="P122" xml:id="id24" draw:id="id24" svg:width="0.939cm" svg:height="0.918cm" svg:x="6.775cm" svg:y="2.607cm"><text:p text:style-name="P120"><text:span text:style-name="T86">5</text:span></text:p></draw:rect><draw:rect draw:style-name="gr79" draw:text-style-name="P122" svg:width="0.941cm" svg:height="0.918cm" svg:x="8.042cm" svg:y="2.607cm"><text:p text:style-name="P120"><text:span text:style-name="T86">7</text:span></text:p></draw:rect><draw:connector draw:style-name="gr80" draw:text-style-name="P123" svg:x1="4.704cm" svg:y1="3.524cm" svg:x2="7.244cm" svg:y2="3.524cm" draw:start-shape="id23" draw:start-glue-point="2" draw:end-shape="id24" draw:end-glue-point="2" svg:d="M4704 3524v501h2540v-501" svg:viewBox="0 0 2542 503"><text:p text:style-name="P120"><text:span text:style-name="T87">max</text:span></text:p></draw:connector><draw:custom-shape draw:style-name="gr81" draw:text-style-name="P124" svg:width="0.703cm" svg:height="0.703cm" svg:x="4.353cm" svg:y="2.71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82" draw:text-style-name="P124" svg:x1="7.877cm" svg:y1="2.615cm" svg:x2="7.877cm" svg:y2="3.515cm"><text:p/></draw:line></draw:g><draw:g draw:style-name="gr2"><draw:rect draw:style-name="gr83" draw:text-style-name="P121" xml:id="id25" draw:id="id25" svg:width="0.941cm" svg:height="0.918cm" svg:x="10.447cm" svg:y="2.607cm"><text:p text:style-name="P120"><text:span text:style-name="T85">5</text:span></text:p></draw:rect><draw:rect draw:style-name="gr84" draw:text-style-name="P121" svg:width="0.941cm" svg:height="0.918cm" svg:x="11.716cm" svg:y="2.607cm"><text:p text:style-name="P120"><text:span text:style-name="T85">4</text:span></text:p></draw:rect><draw:rect draw:style-name="gr85" draw:text-style-name="P122" xml:id="id26" draw:id="id26" svg:width="0.941cm" svg:height="0.918cm" svg:x="12.986cm" svg:y="2.607cm"><text:p text:style-name="P120"><text:span text:style-name="T86">6</text:span></text:p></draw:rect><draw:rect draw:style-name="gr86" draw:text-style-name="P122" svg:width="0.943cm" svg:height="0.918cm" svg:x="14.252cm" svg:y="2.607cm"><text:p text:style-name="P120"><text:span text:style-name="T86">7</text:span></text:p></draw:rect><draw:connector draw:style-name="gr87" draw:text-style-name="P123" svg:x1="10.917cm" svg:y1="3.524cm" svg:x2="13.455cm" svg:y2="3.524cm" draw:start-shape="id25" draw:start-glue-point="2" draw:end-shape="id26" draw:end-glue-point="2" svg:d="M10917 3524v501h2538v-501" svg:viewBox="0 0 2540 503"><text:p text:style-name="P120"><text:span text:style-name="T87">swap</text:span></text:p></draw:connector><draw:line draw:style-name="gr88" draw:text-style-name="P124" svg:x1="12.821cm" svg:y1="2.615cm" svg:x2="12.821cm" svg:y2="3.515cm"><text:p/></draw:line></draw:g><draw:line draw:style-name="gr89" draw:text-style-name="P124" svg:x1="9.363cm" svg:y1="3.115cm" svg:x2="10.063cm" svg:y2="3.115cm"><text:p/></draw:line><draw:line draw:style-name="gr90" draw:text-style-name="P124" svg:x1="3.152cm" svg:y1="3.108cm" svg:x2="3.852cm" svg:y2="3.108cm"><text:p/></draw:line></draw:g></draw:g></text:p>
      <text:p text:style-name="P115"/>
      <text:p text:style-name="P115"><draw:g text:anchor-type="paragraph" draw:z-index="4" draw:style-name="gr61"><draw:g draw:style-name="gr2"><draw:rect draw:style-name="gr91" draw:text-style-name="P121" xml:id="id27" draw:id="id27" svg:width="0.943cm" svg:height="0.916cm" svg:x="3.372cm" svg:y="0.427cm"><text:p text:style-name="P120"><text:span text:style-name="T85">5</text:span></text:p></draw:rect><draw:rect draw:style-name="gr92" draw:text-style-name="P121" xml:id="id28" draw:id="id28" svg:width="0.939cm" svg:height="0.916cm" svg:x="4.644cm" svg:y="0.427cm"><text:p text:style-name="P120"><text:span text:style-name="T85">4</text:span></text:p></draw:rect><draw:rect draw:style-name="gr93" draw:text-style-name="P122" svg:width="0.939cm" svg:height="0.916cm" svg:x="5.914cm" svg:y="0.427cm"><text:p text:style-name="P120"><text:span text:style-name="T86">6</text:span></text:p></draw:rect><draw:rect draw:style-name="gr94" draw:text-style-name="P122" svg:width="0.941cm" svg:height="0.916cm" svg:x="7.181cm" svg:y="0.427cm"><text:p text:style-name="P120"><text:span text:style-name="T86">7</text:span></text:p></draw:rect><draw:connector draw:style-name="gr95" draw:text-style-name="P123" svg:x1="3.843cm" svg:y1="1.342cm" svg:x2="5.113cm" svg:y2="1.342cm" draw:start-shape="id27" draw:start-glue-point="2" draw:end-shape="id28" draw:end-glue-point="2" svg:d="M3843 1342v501h1270v-501" svg:viewBox="0 0 1272 503"><text:p text:style-name="P120"><text:span text:style-name="T87">max</text:span></text:p></draw:connector><draw:custom-shape draw:style-name="gr96" draw:text-style-name="P124" svg:width="0.703cm" svg:height="0.701cm" svg:x="3.492cm" svg:y="0.53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97" draw:text-style-name="P124" svg:x1="5.747cm" svg:y1="0.435cm" svg:x2="5.747cm" svg:y2="1.335cm"><text:p/></draw:line></draw:g><draw:g draw:style-name="gr2"><draw:rect draw:style-name="gr98" draw:text-style-name="P121" xml:id="id29" draw:id="id29" svg:width="0.941cm" svg:height="0.916cm" svg:x="9.586cm" svg:y="0.427cm"><text:p text:style-name="P120"><text:span text:style-name="T85">4</text:span></text:p></draw:rect><draw:rect draw:style-name="gr99" draw:text-style-name="P121" xml:id="id30" draw:id="id30" svg:width="0.941cm" svg:height="0.916cm" svg:x="10.855cm" svg:y="0.427cm"><text:p text:style-name="P120"><text:span text:style-name="T85">5</text:span></text:p></draw:rect><draw:rect draw:style-name="gr100" draw:text-style-name="P122" svg:width="0.941cm" svg:height="0.916cm" svg:x="12.125cm" svg:y="0.427cm"><text:p text:style-name="P120"><text:span text:style-name="T86">6</text:span></text:p></draw:rect><draw:rect draw:style-name="gr101" draw:text-style-name="P122" svg:width="0.943cm" svg:height="0.916cm" svg:x="13.391cm" svg:y="0.427cm"><text:p text:style-name="P120"><text:span text:style-name="T86">7</text:span></text:p></draw:rect><draw:connector draw:style-name="gr102" draw:text-style-name="P123" svg:x1="10.056cm" svg:y1="1.342cm" svg:x2="11.324cm" svg:y2="1.342cm" draw:start-shape="id29" draw:start-glue-point="2" draw:end-shape="id30" draw:end-glue-point="2" svg:d="M10056 1342v501h1268v-501" svg:viewBox="0 0 1270 503"><text:p text:style-name="P120"><text:span text:style-name="T87">swap</text:span></text:p></draw:connector><draw:line draw:style-name="gr103" draw:text-style-name="P124" svg:x1="10.691cm" svg:y1="0.428cm" svg:x2="10.691cm" svg:y2="1.328cm"><text:p/></draw:line></draw:g><draw:line draw:style-name="gr104" draw:text-style-name="P124" svg:x1="8.502cm" svg:y1="0.935cm" svg:x2="9.202cm" svg:y2="0.935cm"><text:p/></draw:line><draw:line draw:style-name="gr105" draw:text-style-name="P124" svg:x1="2.291cm" svg:y1="0.928cm" svg:x2="2.991cm" svg:y2="0.928cm"><text:p/></draw:line></draw:g><text:soft-page-break/></text:p>
      <text:p text:style-name="P115">Here is the pseudo code for selection sort:</text:p>
      <text:p text:style-name="P115"/>
      <table:table table:name="Table7" table:style-name="Table7">
        <table:table-column table:style-name="Table7.A"/>
        <table:table-column table:style-name="Table7.B"/>
        <table:table-row>
          <table:table-cell table:style-name="Table7.A1" table:number-columns-spanned="2" office:value-type="string">
            <text:p text:style-name="P33"><text:span text:style-name="T80">selection_sort</text:span>(<text:span text:style-name="T39">arr</text:span><text:span text:style-name="T38">:</text:span><text:span text:style-name="T75">array of numbers</text:span>) →<text:span text:style-name="T74"> nothing</text:span></text:p>
          </table:table-cell>
          <table:covered-table-cell/>
        </table:table-row>
        <table:table-row>
          <table:table-cell table:style-name="Table7.A2" office:value-type="string">
            <text:p text:style-name="P39">1</text:p>
            <text:p text:style-name="P39">2</text:p>
            <text:p text:style-name="P39">3</text:p>
            <text:p text:style-name="P39">4</text:p>
            <text:p text:style-name="P41">5</text:p>
            <text:p text:style-name="P41">6</text:p>
            <text:p text:style-name="P42">7</text:p>
            <text:p text:style-name="P42">8</text:p>
            <text:p text:style-name="P42">9</text:p>
            <text:p text:style-name="P42">10</text:p>
          </table:table-cell>
          <table:table-cell table:style-name="Table7.B2" office:value-type="string">
            <text:p text:style-name="P35"><text:span text:style-name="T18">S</text:span><text:span text:style-name="T16">ET</text:span><text:span text:style-name="T38"> n = length of </text:span><text:span text:style-name="T39">arr</text:span></text:p>
            <text:p text:style-name="P35"><text:span text:style-name="T16">WHILE </text:span><text:span text:style-name="T38">n &gt; 1 </text:span><text:span text:style-name="T16">DO</text:span></text:p>
            <text:p text:style-name="P35"><text:span text:style-name="T16"><text:s text:c="4"/></text:span><text:span text:style-name="T22">SET</text:span><text:span text:style-name="T44"> max = arr[0]</text:span></text:p>
            <text:p text:style-name="P35"><text:span text:style-name="T44"><text:s text:c="4"/></text:span><text:span text:style-name="T23">SET</text:span><text:span text:style-name="T45"> max_i = 0</text:span></text:p>
            <text:p text:style-name="P35"><text:span text:style-name="T38"><text:s text:c="4"/></text:span><text:span text:style-name="T19">FOR</text:span><text:span text:style-name="T40"> i </text:span><text:span text:style-name="T19">IN</text:span><text:span text:style-name="T40"> </text:span><text:span text:style-name="T41">[</text:span><text:span text:style-name="T44">1</text:span><text:span text:style-name="T41">, </text:span><text:span text:style-name="T44">2</text:span><text:span text:style-name="T41">, … , n-3, n-</text:span><text:span text:style-name="T44">1</text:span><text:span text:style-name="T41">] </text:span><text:span text:style-name="T20">DO</text:span></text:p>
            <text:p text:style-name="P35"><text:span text:style-name="T41"><text:s text:c="8"/></text:span><text:span text:style-name="T21">IF</text:span><text:span text:style-name="T42"> arr[i] &gt; </text:span><text:span text:style-name="T45">max</text:span><text:span text:style-name="T42"> </text:span><text:span text:style-name="T21">THEN</text:span></text:p>
            <text:p text:style-name="P37"><text:s text:c="12"/><text:span text:style-name="T23">SET</text:span><text:span text:style-name="T81"> max = arr[i]</text:span></text:p>
            <text:p text:style-name="P37"><text:s text:c="12"/><text:span text:style-name="T23">SET</text:span><text:span text:style-name="T81"> max_i = i</text:span></text:p>
            <text:p text:style-name="P37"><text:s text:c="4"/><text:span text:style-name="T82">swap arr[max_i] and arr[n-1]</text:span></text:p>
            <text:p text:style-name="P37"><text:s text:c="4"/><text:span text:style-name="T21">SET</text:span><text:span text:style-name="T76"> n = n - 1</text:span></text:p>
          </table:table-cell>
        </table:table-row>
      </table:table>
      <text:p text:style-name="P117"/>
      <text:p text:style-name="P118"/>
      <table:table table:name="Table8" table:style-name="Table8">
        <table:table-column table:style-name="Table8.A"/>
        <table:table-row>
          <table:table-cell table:style-name="Table8.A1" office:value-type="string">
            <text:p text:style-name="P44">Questions</text:p>
          </table:table-cell>
        </table:table-row>
        <table:table-row>
          <table:table-cell table:style-name="Table8.A2" office:value-type="string">
            <text:p text:style-name="P47"><text:span text:style-name="T65">2.1</text:span><text:span text:style-name="T47">:</text:span></text:p>
            <text:p text:style-name="P51">Draw and run through the steps of <text:span text:style-name="T83">selection</text:span> sort, <text:span text:style-name="T77">like above, for the list [5, 4, 7, 6]</text:span></text:p>
            <text:p text:style-name="P75"/>
            <text:p text:style-name="P78"><text:span text:style-name="T46">2.2</text:span><text:span text:style-name="T38">:</text:span></text:p>
            <text:p text:style-name="P79"><text:span text:style-name="T69">What is the pseudocode on lines 3-8 doing?</text:span></text:p>
            <text:p text:style-name="P54"/>
            <text:p text:style-name="P72"><text:span text:style-name="T84">2.3</text:span>:</text:p>
            <text:p text:style-name="P72"><text:span text:style-name="T47">Write down python code (on paper) for the </text:span><text:span text:style-name="T68">selection</text:span><text:span text:style-name="T47"> sort algorithm, using the pseudocode as a starting point. The function definition should look like: </text:span><text:span text:style-name="T51">def </text:span><text:span text:style-name="T56">selection</text:span><text:span text:style-name="T54">_sort</text:span><text:span text:style-name="T55">(</text:span><text:span text:style-name="T53">arr</text:span><text:span text:style-name="T55">):</text:span></text:p>
            <text:p text:style-name="P72"><text:span text:style-name="T47"/></text:p>
            <text:p text:style-name="P69">Remember:<text:span text:style-name="T47"> the python function </text:span><text:span text:style-name="T57">range</text:span><text:span text:style-name="T58">(</text:span><text:span text:style-name="T57">n</text:span><text:span text:style-name="T58">):</text:span><text:span text:style-name="T47"> makes a list like </text:span><text:span text:style-name="T57">[0, 1, …, n-1]</text:span></text:p>
          </table:table-cell>
        </table:table-row>
      </table:table>
      <text:p text:style-name="P1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Arimo1" svg:font-family="Arimo" style:font-family-generic="roman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Open Sans" svg:font-family="'Open Sans'" style:font-family-generic="swiss" style:font-pitch="variable"/>
    <style:font-face style:name="Open Sans Semibold1" svg:font-family="'Open Sans Semibold'" style:font-family-generic="swiss" style:font-pitch="variable"/>
    <style:font-face style:name="Open Sans Semibold" svg:font-family="'Open Sans Semibold'" style:font-adornments="Semibold" style:font-family-generic="swiss" style:font-pitch="variable"/>
    <style:font-face style:name="Tinos1" svg:font-family="Tinos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63%" draw:distance="63%"/>
    <draw:stroke-dash draw:name="Dashed_20__28_var_29__20_5" draw:display-name="Dashed (var) 5" draw:style="rect" draw:dots1="1" draw:dots1-length="63%" draw:distance="63%"/>
    <draw:stroke-dash draw:name="Dashed_20__28_var_29__20_6" draw:display-name="Dashed (var) 6" draw:style="rect" draw:dots1="1" draw:dots1-length="63%" draw:distance="63%"/>
    <draw:stroke-dash draw:name="Dashed_20__28_var_29__20_7" draw:display-name="Dashed (var) 7" draw:style="rect" draw:dots1="1" draw:dots1-length="63%" draw:distance="63%"/>
    <draw:stroke-dash draw:name="Fine_20_Dashed" draw:display-name="Fine Dashed" draw:style="rect" draw:dots1="1" draw:dots1-length="63%" draw:distance="63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nos" fo:font-size="12pt" fo:language="en" fo:country="GB" style:letter-kerning="true" style:font-name-asian="DejaVu Sans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en" fo:country="GB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mo" fo:font-family="Arimo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Open Sans" officeooo:rsid="0004ffd3" officeooo:paragraph-rsid="0004ffd3"/>
    </style:style>
    <style:style style:name="MP2" style:family="paragraph" style:parent-style-name="Footer">
      <style:text-properties fo:color="#808080" style:font-name="Open Sans" fo:font-size="10pt" officeooo:rsid="0004ffd3" officeooo:paragraph-rsid="0004ffd3" style:font-size-asian="10pt" style:font-size-complex="10pt"/>
    </style:style>
    <style:style style:name="MT1" style:family="text">
      <style:text-properties style:font-name="Open Sans Semibold1"/>
    </style:style>
    <style:style style:name="MT2" style:family="text">
      <style:text-properties officeooo:rsid="002215aa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Algorithms<text:tab/><text:span text:style-name="MT1">Introduction &amp; Sorting<text:tab/></text:span><text:span text:style-name="MT2">Page </text:span><text:span text:style-name="MT2"><text:page-number text:select-page="current">5</text:page-number></text:span><text:span text:style-name="MT2"> of </text:span><text:span text:style-name="MT2"><text:page-count>6</text:page-count></text:span></text:p>
      </style:header>
      <style:footer>
        <text:p text:style-name="MP2">http://samlanning.github.io/teaching-resources/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1T13:13:03.779230202</meta:creation-date>
    <meta:generator>LibreOffice/4.4.1.2$Linux_X86_64 LibreOffice_project/40m0$Build-2</meta:generator>
    <meta:editing-duration>PT3H57M33S</meta:editing-duration>
    <meta:editing-cycles>38</meta:editing-cycles>
    <dc:date>2015-03-01T17:26:01.623047686</dc:date>
    <meta:document-statistic meta:table-count="8" meta:image-count="0" meta:object-count="0" meta:page-count="6" meta:paragraph-count="148" meta:word-count="1217" meta:character-count="6448" meta:non-whitespace-character-count="5276"/>
  </office:meta>
</office:document-meta>
</file>